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000000" style:vertical-align="automatic" fo:background-color="#FFC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000000" style:vertical-align="automatic" fo:background-color="#30549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automatic" fo:background-color="#FFE6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BC2E6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FE699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BC2E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ck solid #000000" fo:background-color="#FFE699"/>
    </style:style>
    <style:style style:name="ce9" style:family="table-cell" style:parent-style-name="Default" style:data-style-name="N0">
      <style:table-cell-properties fo:border="thick solid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ck solid #000000" fo:border-bottom="thick solid #000000" fo:border-left="none" fo:border-right="thick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ck solid #000000" fo:border-bottom="thick solid #000000" fo:border-left="thick solid #000000" fo:border-right="none" fo:background-color="#FFC000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000000" fo:border-bottom="thick solid #000000" fo:border-left="none" fo:border-right="thick solid #000000" fo:background-color="#FFC000"/>
    </style:style>
    <style:style style:name="ce13" style:family="table-cell" style:parent-style-name="Default" style:data-style-name="N0">
      <style:table-cell-properties fo:border="thick solid #000000" style:vertical-align="automatic" fo:background-color="#2F75B5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000000" fo:background-color="#548235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thin solid #000000" fo:border-bottom="thin solid #000000" fo:border-left="thick solid #000000" fo:border-right="thin solid #000000" fo:background-color="#A9D08E"/>
    </style:style>
    <style:style style:name="ce16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#ACB9CA"/>
    </style:style>
    <style:style style:name="ce17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#ACB9CA"/>
    </style:style>
    <style:style style:name="ce18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A9D08E"/>
    </style:style>
    <style:style style:name="ce19" style:family="table-cell" style:parent-style-name="Default" style:data-style-name="N0">
      <style:table-cell-properties fo:border="thin solid #000000" fo:background-color="#ACB9CA"/>
    </style:style>
    <style:style style:name="ce20" style:family="table-cell" style:parent-style-name="Default" style:data-style-name="N36">
      <style:table-cell-properties fo:border="thin solid #000000" fo:background-color="#ACB9CA"/>
    </style:style>
    <style:style style:name="ce21" style:family="table-cell" style:parent-style-name="Default" style:data-style-name="N14">
      <style:table-cell-properties fo:border-top="thin solid #000000" fo:border-bottom="thin solid #000000" fo:border-left="thick solid #000000" fo:border-right="thin solid #000000" fo:background-color="#A9D08E"/>
    </style:style>
    <style:style style:name="ce22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20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3" style:family="table-cell" style:parent-style-name="Default" style:data-style-name="N0">
      <style:table-cell-properties fo:border-top="thick solid #000000" fo:border-bottom="thick solid #000000" fo:border-left="none" fo:border-right="thick solid #000000"/>
      <style:text-properties fo:font-weight="bold" style:font-weight-asian="bold" style:font-weight-complex="bold"/>
      <style:map style:condition="cell-content()=&quot;NO&quot;" style:apply-style-name="cf5"/>
      <style:map style:condition="cell-content()=&quot;SI&quot;" style:apply-style-name="cf4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Gráficas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2">
            <text:p>x</text:p>
          </table:table-cell>
          <table:table-cell office:value-type="string" table:style-name="ce3">
            <text:p>y</text:p>
          </table:table-cell>
          <table:table-cell table:style-name="ce1">
            <draw:frame draw:z-index="1" draw:id="id0" draw:style-name="a0" draw:name="Gráfico 2" svg:x="0.60417in" svg:y="0.01042in" svg:width="5.83333in" svg:height="3.80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/>
          <table:table-cell office:value-type="float" office:value="-4" table:style-name="ce4">
            <text:p>-4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" table:style-name="ce6">
            <text:p>-3</text:p>
          </table:table-cell>
          <table:table-cell office:value-type="float" office:value="13" table:style-name="ce7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2" table:style-name="ce6">
            <text:p>-2</text:p>
          </table:table-cell>
          <table:table-cell office:value-type="float" office:value="7" table:style-name="ce7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" table:style-name="ce6">
            <text:p>-1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float" office:value="7" table:style-name="ce7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float" office:value="13" table:style-name="ce7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float" office:value="21" table:style-name="ce7">
            <text:p>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float" office:value="31" table:style-name="ce7">
            <text:p>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float" office:value="43" table:style-name="ce7">
            <text:p>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float" office:value="57" table:style-name="ce7">
            <text:p>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float" office:value="73" table:style-name="ce7">
            <text:p>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float" office:value="91" table:style-name="ce7">
            <text:p>91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Divisibilida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style-name="ce8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13" table:style-name="ce9">
            <text:p>13</text:p>
          </table:table-cell>
          <table:table-cell office:value-type="float" office:value="17" table:style-name="ce9">
            <text:p>17</text:p>
          </table:table-cell>
          <table:table-cell office:value-type="float" office:value="23" table:style-name="ce9">
            <text:p>23</text:p>
          </table:table-cell>
          <table:table-cell table:number-columns-repeated="16374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office:string-value="SI" table:formula="msoxl:=IF(MOD($A4,B$3)=0,&quot;SI&quot;,&quot;NO&quot;)" table:style-name="ce23">
            <text:p>SI</text:p>
          </table:table-cell>
          <table:table-cell office:value-type="string" office:string-value="NO" table:formula="msoxl:=IF(MOD($A4,C$3)=0,&quot;SI&quot;,&quot;NO&quot;)" table:style-name="ce23">
            <text:p>NO</text:p>
          </table:table-cell>
          <table:table-cell office:value-type="string" office:string-value="NO" table:formula="msoxl:=IF(MOD($A4,D$3)=0,&quot;SI&quot;,&quot;NO&quot;)" table:style-name="ce23">
            <text:p>NO</text:p>
          </table:table-cell>
          <table:table-cell office:value-type="string" office:string-value="NO" table:formula="msoxl:=IF(MOD($A4,E$3)=0,&quot;SI&quot;,&quot;NO&quot;)" table:style-name="ce23">
            <text:p>NO</text:p>
          </table:table-cell>
          <table:table-cell office:value-type="string" office:string-value="NO" table:formula="msoxl:=IF(MOD($A4,F$3)=0,&quot;SI&quot;,&quot;NO&quot;)" table:style-name="ce23">
            <text:p>NO</text:p>
          </table:table-cell>
          <table:table-cell office:value-type="string" office:string-value="NO" table:formula="msoxl:=IF(MOD($A4,G$3)=0,&quot;SI&quot;,&quot;NO&quot;)" table:style-name="ce23">
            <text:p>NO</text:p>
          </table:table-cell>
          <table:table-cell office:value-type="string" office:string-value="NO" table:formula="msoxl:=IF(MOD($A4,H$3)=0,&quot;SI&quot;,&quot;NO&quot;)" table:style-name="ce23">
            <text:p>NO</text:p>
          </table:table-cell>
          <table:table-cell office:value-type="string" office:string-value="NO" table:formula="msoxl:=IF(MOD($A4,I$3)=0,&quot;SI&quot;,&quot;NO&quot;)" table:style-name="ce23">
            <text:p>NO</text:p>
          </table:table-cell>
          <table:table-cell office:value-type="string" office:string-value="NO" table:formula="msoxl:=IF(MOD($A4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office:string-value="SI" table:formula="msoxl:=IF(MOD($A5,B$3)=0,&quot;SI&quot;,&quot;NO&quot;)" table:style-name="ce23">
            <text:p>SI</text:p>
          </table:table-cell>
          <table:table-cell office:value-type="string" office:string-value="SI" table:formula="msoxl:=IF(MOD($A5,C$3)=0,&quot;SI&quot;,&quot;NO&quot;)" table:style-name="ce23">
            <text:p>SI</text:p>
          </table:table-cell>
          <table:table-cell office:value-type="string" office:string-value="NO" table:formula="msoxl:=IF(MOD($A5,D$3)=0,&quot;SI&quot;,&quot;NO&quot;)" table:style-name="ce23">
            <text:p>NO</text:p>
          </table:table-cell>
          <table:table-cell office:value-type="string" office:string-value="NO" table:formula="msoxl:=IF(MOD($A5,E$3)=0,&quot;SI&quot;,&quot;NO&quot;)" table:style-name="ce23">
            <text:p>NO</text:p>
          </table:table-cell>
          <table:table-cell office:value-type="string" office:string-value="NO" table:formula="msoxl:=IF(MOD($A5,F$3)=0,&quot;SI&quot;,&quot;NO&quot;)" table:style-name="ce23">
            <text:p>NO</text:p>
          </table:table-cell>
          <table:table-cell office:value-type="string" office:string-value="NO" table:formula="msoxl:=IF(MOD($A5,G$3)=0,&quot;SI&quot;,&quot;NO&quot;)" table:style-name="ce23">
            <text:p>NO</text:p>
          </table:table-cell>
          <table:table-cell office:value-type="string" office:string-value="NO" table:formula="msoxl:=IF(MOD($A5,H$3)=0,&quot;SI&quot;,&quot;NO&quot;)" table:style-name="ce23">
            <text:p>NO</text:p>
          </table:table-cell>
          <table:table-cell office:value-type="string" office:string-value="NO" table:formula="msoxl:=IF(MOD($A5,I$3)=0,&quot;SI&quot;,&quot;NO&quot;)" table:style-name="ce23">
            <text:p>NO</text:p>
          </table:table-cell>
          <table:table-cell office:value-type="string" office:string-value="NO" table:formula="msoxl:=IF(MOD($A5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office:string-value="SI" table:formula="msoxl:=IF(MOD($A6,B$3)=0,&quot;SI&quot;,&quot;NO&quot;)" table:style-name="ce23">
            <text:p>SI</text:p>
          </table:table-cell>
          <table:table-cell office:value-type="string" office:string-value="NO" table:formula="msoxl:=IF(MOD($A6,C$3)=0,&quot;SI&quot;,&quot;NO&quot;)" table:style-name="ce23">
            <text:p>NO</text:p>
          </table:table-cell>
          <table:table-cell office:value-type="string" office:string-value="SI" table:formula="msoxl:=IF(MOD($A6,D$3)=0,&quot;SI&quot;,&quot;NO&quot;)" table:style-name="ce23">
            <text:p>SI</text:p>
          </table:table-cell>
          <table:table-cell office:value-type="string" office:string-value="NO" table:formula="msoxl:=IF(MOD($A6,E$3)=0,&quot;SI&quot;,&quot;NO&quot;)" table:style-name="ce23">
            <text:p>NO</text:p>
          </table:table-cell>
          <table:table-cell office:value-type="string" office:string-value="NO" table:formula="msoxl:=IF(MOD($A6,F$3)=0,&quot;SI&quot;,&quot;NO&quot;)" table:style-name="ce23">
            <text:p>NO</text:p>
          </table:table-cell>
          <table:table-cell office:value-type="string" office:string-value="NO" table:formula="msoxl:=IF(MOD($A6,G$3)=0,&quot;SI&quot;,&quot;NO&quot;)" table:style-name="ce23">
            <text:p>NO</text:p>
          </table:table-cell>
          <table:table-cell office:value-type="string" office:string-value="NO" table:formula="msoxl:=IF(MOD($A6,H$3)=0,&quot;SI&quot;,&quot;NO&quot;)" table:style-name="ce23">
            <text:p>NO</text:p>
          </table:table-cell>
          <table:table-cell office:value-type="string" office:string-value="NO" table:formula="msoxl:=IF(MOD($A6,I$3)=0,&quot;SI&quot;,&quot;NO&quot;)" table:style-name="ce23">
            <text:p>NO</text:p>
          </table:table-cell>
          <table:table-cell office:value-type="string" office:string-value="NO" table:formula="msoxl:=IF(MOD($A6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office:string-value="SI" table:formula="msoxl:=IF(MOD($A7,B$3)=0,&quot;SI&quot;,&quot;NO&quot;)" table:style-name="ce23">
            <text:p>SI</text:p>
          </table:table-cell>
          <table:table-cell office:value-type="string" office:string-value="SI" table:formula="msoxl:=IF(MOD($A7,C$3)=0,&quot;SI&quot;,&quot;NO&quot;)" table:style-name="ce23">
            <text:p>SI</text:p>
          </table:table-cell>
          <table:table-cell office:value-type="string" office:string-value="NO" table:formula="msoxl:=IF(MOD($A7,D$3)=0,&quot;SI&quot;,&quot;NO&quot;)" table:style-name="ce23">
            <text:p>NO</text:p>
          </table:table-cell>
          <table:table-cell office:value-type="string" office:string-value="NO" table:formula="msoxl:=IF(MOD($A7,E$3)=0,&quot;SI&quot;,&quot;NO&quot;)" table:style-name="ce23">
            <text:p>NO</text:p>
          </table:table-cell>
          <table:table-cell office:value-type="string" office:string-value="NO" table:formula="msoxl:=IF(MOD($A7,F$3)=0,&quot;SI&quot;,&quot;NO&quot;)" table:style-name="ce23">
            <text:p>NO</text:p>
          </table:table-cell>
          <table:table-cell office:value-type="string" office:string-value="NO" table:formula="msoxl:=IF(MOD($A7,G$3)=0,&quot;SI&quot;,&quot;NO&quot;)" table:style-name="ce23">
            <text:p>NO</text:p>
          </table:table-cell>
          <table:table-cell office:value-type="string" office:string-value="NO" table:formula="msoxl:=IF(MOD($A7,H$3)=0,&quot;SI&quot;,&quot;NO&quot;)" table:style-name="ce23">
            <text:p>NO</text:p>
          </table:table-cell>
          <table:table-cell office:value-type="string" office:string-value="NO" table:formula="msoxl:=IF(MOD($A7,I$3)=0,&quot;SI&quot;,&quot;NO&quot;)" table:style-name="ce23">
            <text:p>NO</text:p>
          </table:table-cell>
          <table:table-cell office:value-type="string" office:string-value="NO" table:formula="msoxl:=IF(MOD($A7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office:string-value="SI" table:formula="msoxl:=IF(MOD($A8,B$3)=0,&quot;SI&quot;,&quot;NO&quot;)" table:style-name="ce23">
            <text:p>SI</text:p>
          </table:table-cell>
          <table:table-cell office:value-type="string" office:string-value="NO" table:formula="msoxl:=IF(MOD($A8,C$3)=0,&quot;SI&quot;,&quot;NO&quot;)" table:style-name="ce23">
            <text:p>NO</text:p>
          </table:table-cell>
          <table:table-cell office:value-type="string" office:string-value="NO" table:formula="msoxl:=IF(MOD($A8,D$3)=0,&quot;SI&quot;,&quot;NO&quot;)" table:style-name="ce23">
            <text:p>NO</text:p>
          </table:table-cell>
          <table:table-cell office:value-type="string" office:string-value="SI" table:formula="msoxl:=IF(MOD($A8,E$3)=0,&quot;SI&quot;,&quot;NO&quot;)" table:style-name="ce23">
            <text:p>SI</text:p>
          </table:table-cell>
          <table:table-cell office:value-type="string" office:string-value="NO" table:formula="msoxl:=IF(MOD($A8,F$3)=0,&quot;SI&quot;,&quot;NO&quot;)" table:style-name="ce23">
            <text:p>NO</text:p>
          </table:table-cell>
          <table:table-cell office:value-type="string" office:string-value="NO" table:formula="msoxl:=IF(MOD($A8,G$3)=0,&quot;SI&quot;,&quot;NO&quot;)" table:style-name="ce23">
            <text:p>NO</text:p>
          </table:table-cell>
          <table:table-cell office:value-type="string" office:string-value="NO" table:formula="msoxl:=IF(MOD($A8,H$3)=0,&quot;SI&quot;,&quot;NO&quot;)" table:style-name="ce23">
            <text:p>NO</text:p>
          </table:table-cell>
          <table:table-cell office:value-type="string" office:string-value="NO" table:formula="msoxl:=IF(MOD($A8,I$3)=0,&quot;SI&quot;,&quot;NO&quot;)" table:style-name="ce23">
            <text:p>NO</text:p>
          </table:table-cell>
          <table:table-cell office:value-type="string" office:string-value="NO" table:formula="msoxl:=IF(MOD($A8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6" table:style-name="ce9">
            <text:p>6</text:p>
          </table:table-cell>
          <table:table-cell office:value-type="string" office:string-value="SI" table:formula="msoxl:=IF(MOD($A9,B$3)=0,&quot;SI&quot;,&quot;NO&quot;)" table:style-name="ce23">
            <text:p>SI</text:p>
          </table:table-cell>
          <table:table-cell office:value-type="string" office:string-value="SI" table:formula="msoxl:=IF(MOD($A9,C$3)=0,&quot;SI&quot;,&quot;NO&quot;)" table:style-name="ce23">
            <text:p>SI</text:p>
          </table:table-cell>
          <table:table-cell office:value-type="string" office:string-value="SI" table:formula="msoxl:=IF(MOD($A9,D$3)=0,&quot;SI&quot;,&quot;NO&quot;)" table:style-name="ce23">
            <text:p>SI</text:p>
          </table:table-cell>
          <table:table-cell office:value-type="string" office:string-value="NO" table:formula="msoxl:=IF(MOD($A9,E$3)=0,&quot;SI&quot;,&quot;NO&quot;)" table:style-name="ce23">
            <text:p>NO</text:p>
          </table:table-cell>
          <table:table-cell office:value-type="string" office:string-value="NO" table:formula="msoxl:=IF(MOD($A9,F$3)=0,&quot;SI&quot;,&quot;NO&quot;)" table:style-name="ce23">
            <text:p>NO</text:p>
          </table:table-cell>
          <table:table-cell office:value-type="string" office:string-value="NO" table:formula="msoxl:=IF(MOD($A9,G$3)=0,&quot;SI&quot;,&quot;NO&quot;)" table:style-name="ce23">
            <text:p>NO</text:p>
          </table:table-cell>
          <table:table-cell office:value-type="string" office:string-value="NO" table:formula="msoxl:=IF(MOD($A9,H$3)=0,&quot;SI&quot;,&quot;NO&quot;)" table:style-name="ce23">
            <text:p>NO</text:p>
          </table:table-cell>
          <table:table-cell office:value-type="string" office:string-value="NO" table:formula="msoxl:=IF(MOD($A9,I$3)=0,&quot;SI&quot;,&quot;NO&quot;)" table:style-name="ce23">
            <text:p>NO</text:p>
          </table:table-cell>
          <table:table-cell office:value-type="string" office:string-value="NO" table:formula="msoxl:=IF(MOD($A9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7" table:style-name="ce9">
            <text:p>7</text:p>
          </table:table-cell>
          <table:table-cell office:value-type="string" office:string-value="SI" table:formula="msoxl:=IF(MOD($A10,B$3)=0,&quot;SI&quot;,&quot;NO&quot;)" table:style-name="ce23">
            <text:p>SI</text:p>
          </table:table-cell>
          <table:table-cell office:value-type="string" office:string-value="NO" table:formula="msoxl:=IF(MOD($A10,C$3)=0,&quot;SI&quot;,&quot;NO&quot;)" table:style-name="ce23">
            <text:p>NO</text:p>
          </table:table-cell>
          <table:table-cell office:value-type="string" office:string-value="NO" table:formula="msoxl:=IF(MOD($A10,D$3)=0,&quot;SI&quot;,&quot;NO&quot;)" table:style-name="ce23">
            <text:p>NO</text:p>
          </table:table-cell>
          <table:table-cell office:value-type="string" office:string-value="NO" table:formula="msoxl:=IF(MOD($A10,E$3)=0,&quot;SI&quot;,&quot;NO&quot;)" table:style-name="ce23">
            <text:p>NO</text:p>
          </table:table-cell>
          <table:table-cell office:value-type="string" office:string-value="SI" table:formula="msoxl:=IF(MOD($A10,F$3)=0,&quot;SI&quot;,&quot;NO&quot;)" table:style-name="ce23">
            <text:p>SI</text:p>
          </table:table-cell>
          <table:table-cell office:value-type="string" office:string-value="NO" table:formula="msoxl:=IF(MOD($A10,G$3)=0,&quot;SI&quot;,&quot;NO&quot;)" table:style-name="ce23">
            <text:p>NO</text:p>
          </table:table-cell>
          <table:table-cell office:value-type="string" office:string-value="NO" table:formula="msoxl:=IF(MOD($A10,H$3)=0,&quot;SI&quot;,&quot;NO&quot;)" table:style-name="ce23">
            <text:p>NO</text:p>
          </table:table-cell>
          <table:table-cell office:value-type="string" office:string-value="NO" table:formula="msoxl:=IF(MOD($A10,I$3)=0,&quot;SI&quot;,&quot;NO&quot;)" table:style-name="ce23">
            <text:p>NO</text:p>
          </table:table-cell>
          <table:table-cell office:value-type="string" office:string-value="NO" table:formula="msoxl:=IF(MOD($A10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office:string-value="SI" table:formula="msoxl:=IF(MOD($A11,B$3)=0,&quot;SI&quot;,&quot;NO&quot;)" table:style-name="ce23">
            <text:p>SI</text:p>
          </table:table-cell>
          <table:table-cell office:value-type="string" office:string-value="SI" table:formula="msoxl:=IF(MOD($A11,C$3)=0,&quot;SI&quot;,&quot;NO&quot;)" table:style-name="ce23">
            <text:p>SI</text:p>
          </table:table-cell>
          <table:table-cell office:value-type="string" office:string-value="NO" table:formula="msoxl:=IF(MOD($A11,D$3)=0,&quot;SI&quot;,&quot;NO&quot;)" table:style-name="ce23">
            <text:p>NO</text:p>
          </table:table-cell>
          <table:table-cell office:value-type="string" office:string-value="NO" table:formula="msoxl:=IF(MOD($A11,E$3)=0,&quot;SI&quot;,&quot;NO&quot;)" table:style-name="ce23">
            <text:p>NO</text:p>
          </table:table-cell>
          <table:table-cell office:value-type="string" office:string-value="NO" table:formula="msoxl:=IF(MOD($A11,F$3)=0,&quot;SI&quot;,&quot;NO&quot;)" table:style-name="ce23">
            <text:p>NO</text:p>
          </table:table-cell>
          <table:table-cell office:value-type="string" office:string-value="NO" table:formula="msoxl:=IF(MOD($A11,G$3)=0,&quot;SI&quot;,&quot;NO&quot;)" table:style-name="ce23">
            <text:p>NO</text:p>
          </table:table-cell>
          <table:table-cell office:value-type="string" office:string-value="NO" table:formula="msoxl:=IF(MOD($A11,H$3)=0,&quot;SI&quot;,&quot;NO&quot;)" table:style-name="ce23">
            <text:p>NO</text:p>
          </table:table-cell>
          <table:table-cell office:value-type="string" office:string-value="NO" table:formula="msoxl:=IF(MOD($A11,I$3)=0,&quot;SI&quot;,&quot;NO&quot;)" table:style-name="ce23">
            <text:p>NO</text:p>
          </table:table-cell>
          <table:table-cell office:value-type="string" office:string-value="NO" table:formula="msoxl:=IF(MOD($A11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9" table:style-name="ce9">
            <text:p>9</text:p>
          </table:table-cell>
          <table:table-cell office:value-type="string" office:string-value="SI" table:formula="msoxl:=IF(MOD($A12,B$3)=0,&quot;SI&quot;,&quot;NO&quot;)" table:style-name="ce23">
            <text:p>SI</text:p>
          </table:table-cell>
          <table:table-cell office:value-type="string" office:string-value="NO" table:formula="msoxl:=IF(MOD($A12,C$3)=0,&quot;SI&quot;,&quot;NO&quot;)" table:style-name="ce23">
            <text:p>NO</text:p>
          </table:table-cell>
          <table:table-cell office:value-type="string" office:string-value="SI" table:formula="msoxl:=IF(MOD($A12,D$3)=0,&quot;SI&quot;,&quot;NO&quot;)" table:style-name="ce23">
            <text:p>SI</text:p>
          </table:table-cell>
          <table:table-cell office:value-type="string" office:string-value="NO" table:formula="msoxl:=IF(MOD($A12,E$3)=0,&quot;SI&quot;,&quot;NO&quot;)" table:style-name="ce23">
            <text:p>NO</text:p>
          </table:table-cell>
          <table:table-cell office:value-type="string" office:string-value="NO" table:formula="msoxl:=IF(MOD($A12,F$3)=0,&quot;SI&quot;,&quot;NO&quot;)" table:style-name="ce23">
            <text:p>NO</text:p>
          </table:table-cell>
          <table:table-cell office:value-type="string" office:string-value="NO" table:formula="msoxl:=IF(MOD($A12,G$3)=0,&quot;SI&quot;,&quot;NO&quot;)" table:style-name="ce23">
            <text:p>NO</text:p>
          </table:table-cell>
          <table:table-cell office:value-type="string" office:string-value="NO" table:formula="msoxl:=IF(MOD($A12,H$3)=0,&quot;SI&quot;,&quot;NO&quot;)" table:style-name="ce23">
            <text:p>NO</text:p>
          </table:table-cell>
          <table:table-cell office:value-type="string" office:string-value="NO" table:formula="msoxl:=IF(MOD($A12,I$3)=0,&quot;SI&quot;,&quot;NO&quot;)" table:style-name="ce23">
            <text:p>NO</text:p>
          </table:table-cell>
          <table:table-cell office:value-type="string" office:string-value="NO" table:formula="msoxl:=IF(MOD($A12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office:string-value="SI" table:formula="msoxl:=IF(MOD($A13,B$3)=0,&quot;SI&quot;,&quot;NO&quot;)" table:style-name="ce23">
            <text:p>SI</text:p>
          </table:table-cell>
          <table:table-cell office:value-type="string" office:string-value="SI" table:formula="msoxl:=IF(MOD($A13,C$3)=0,&quot;SI&quot;,&quot;NO&quot;)" table:style-name="ce23">
            <text:p>SI</text:p>
          </table:table-cell>
          <table:table-cell office:value-type="string" office:string-value="NO" table:formula="msoxl:=IF(MOD($A13,D$3)=0,&quot;SI&quot;,&quot;NO&quot;)" table:style-name="ce23">
            <text:p>NO</text:p>
          </table:table-cell>
          <table:table-cell office:value-type="string" office:string-value="SI" table:formula="msoxl:=IF(MOD($A13,E$3)=0,&quot;SI&quot;,&quot;NO&quot;)" table:style-name="ce23">
            <text:p>SI</text:p>
          </table:table-cell>
          <table:table-cell office:value-type="string" office:string-value="NO" table:formula="msoxl:=IF(MOD($A13,F$3)=0,&quot;SI&quot;,&quot;NO&quot;)" table:style-name="ce23">
            <text:p>NO</text:p>
          </table:table-cell>
          <table:table-cell office:value-type="string" office:string-value="NO" table:formula="msoxl:=IF(MOD($A13,G$3)=0,&quot;SI&quot;,&quot;NO&quot;)" table:style-name="ce23">
            <text:p>NO</text:p>
          </table:table-cell>
          <table:table-cell office:value-type="string" office:string-value="NO" table:formula="msoxl:=IF(MOD($A13,H$3)=0,&quot;SI&quot;,&quot;NO&quot;)" table:style-name="ce23">
            <text:p>NO</text:p>
          </table:table-cell>
          <table:table-cell office:value-type="string" office:string-value="NO" table:formula="msoxl:=IF(MOD($A13,I$3)=0,&quot;SI&quot;,&quot;NO&quot;)" table:style-name="ce23">
            <text:p>NO</text:p>
          </table:table-cell>
          <table:table-cell office:value-type="string" office:string-value="NO" table:formula="msoxl:=IF(MOD($A13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1" table:style-name="ce9">
            <text:p>11</text:p>
          </table:table-cell>
          <table:table-cell office:value-type="string" office:string-value="SI" table:formula="msoxl:=IF(MOD($A14,B$3)=0,&quot;SI&quot;,&quot;NO&quot;)" table:style-name="ce23">
            <text:p>SI</text:p>
          </table:table-cell>
          <table:table-cell office:value-type="string" office:string-value="NO" table:formula="msoxl:=IF(MOD($A14,C$3)=0,&quot;SI&quot;,&quot;NO&quot;)" table:style-name="ce23">
            <text:p>NO</text:p>
          </table:table-cell>
          <table:table-cell office:value-type="string" office:string-value="NO" table:formula="msoxl:=IF(MOD($A14,D$3)=0,&quot;SI&quot;,&quot;NO&quot;)" table:style-name="ce23">
            <text:p>NO</text:p>
          </table:table-cell>
          <table:table-cell office:value-type="string" office:string-value="NO" table:formula="msoxl:=IF(MOD($A14,E$3)=0,&quot;SI&quot;,&quot;NO&quot;)" table:style-name="ce23">
            <text:p>NO</text:p>
          </table:table-cell>
          <table:table-cell office:value-type="string" office:string-value="NO" table:formula="msoxl:=IF(MOD($A14,F$3)=0,&quot;SI&quot;,&quot;NO&quot;)" table:style-name="ce23">
            <text:p>NO</text:p>
          </table:table-cell>
          <table:table-cell office:value-type="string" office:string-value="SI" table:formula="msoxl:=IF(MOD($A14,G$3)=0,&quot;SI&quot;,&quot;NO&quot;)" table:style-name="ce23">
            <text:p>SI</text:p>
          </table:table-cell>
          <table:table-cell office:value-type="string" office:string-value="NO" table:formula="msoxl:=IF(MOD($A14,H$3)=0,&quot;SI&quot;,&quot;NO&quot;)" table:style-name="ce23">
            <text:p>NO</text:p>
          </table:table-cell>
          <table:table-cell office:value-type="string" office:string-value="NO" table:formula="msoxl:=IF(MOD($A14,I$3)=0,&quot;SI&quot;,&quot;NO&quot;)" table:style-name="ce23">
            <text:p>NO</text:p>
          </table:table-cell>
          <table:table-cell office:value-type="string" office:string-value="NO" table:formula="msoxl:=IF(MOD($A14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office:string-value="SI" table:formula="msoxl:=IF(MOD($A15,B$3)=0,&quot;SI&quot;,&quot;NO&quot;)" table:style-name="ce23">
            <text:p>SI</text:p>
          </table:table-cell>
          <table:table-cell office:value-type="string" office:string-value="SI" table:formula="msoxl:=IF(MOD($A15,C$3)=0,&quot;SI&quot;,&quot;NO&quot;)" table:style-name="ce23">
            <text:p>SI</text:p>
          </table:table-cell>
          <table:table-cell office:value-type="string" office:string-value="SI" table:formula="msoxl:=IF(MOD($A15,D$3)=0,&quot;SI&quot;,&quot;NO&quot;)" table:style-name="ce23">
            <text:p>SI</text:p>
          </table:table-cell>
          <table:table-cell office:value-type="string" office:string-value="NO" table:formula="msoxl:=IF(MOD($A15,E$3)=0,&quot;SI&quot;,&quot;NO&quot;)" table:style-name="ce23">
            <text:p>NO</text:p>
          </table:table-cell>
          <table:table-cell office:value-type="string" office:string-value="NO" table:formula="msoxl:=IF(MOD($A15,F$3)=0,&quot;SI&quot;,&quot;NO&quot;)" table:style-name="ce23">
            <text:p>NO</text:p>
          </table:table-cell>
          <table:table-cell office:value-type="string" office:string-value="NO" table:formula="msoxl:=IF(MOD($A15,G$3)=0,&quot;SI&quot;,&quot;NO&quot;)" table:style-name="ce23">
            <text:p>NO</text:p>
          </table:table-cell>
          <table:table-cell office:value-type="string" office:string-value="NO" table:formula="msoxl:=IF(MOD($A15,H$3)=0,&quot;SI&quot;,&quot;NO&quot;)" table:style-name="ce23">
            <text:p>NO</text:p>
          </table:table-cell>
          <table:table-cell office:value-type="string" office:string-value="NO" table:formula="msoxl:=IF(MOD($A15,I$3)=0,&quot;SI&quot;,&quot;NO&quot;)" table:style-name="ce23">
            <text:p>NO</text:p>
          </table:table-cell>
          <table:table-cell office:value-type="string" office:string-value="NO" table:formula="msoxl:=IF(MOD($A15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3" table:style-name="ce9">
            <text:p>13</text:p>
          </table:table-cell>
          <table:table-cell office:value-type="string" office:string-value="SI" table:formula="msoxl:=IF(MOD($A16,B$3)=0,&quot;SI&quot;,&quot;NO&quot;)" table:style-name="ce23">
            <text:p>SI</text:p>
          </table:table-cell>
          <table:table-cell office:value-type="string" office:string-value="NO" table:formula="msoxl:=IF(MOD($A16,C$3)=0,&quot;SI&quot;,&quot;NO&quot;)" table:style-name="ce23">
            <text:p>NO</text:p>
          </table:table-cell>
          <table:table-cell office:value-type="string" office:string-value="NO" table:formula="msoxl:=IF(MOD($A16,D$3)=0,&quot;SI&quot;,&quot;NO&quot;)" table:style-name="ce23">
            <text:p>NO</text:p>
          </table:table-cell>
          <table:table-cell office:value-type="string" office:string-value="NO" table:formula="msoxl:=IF(MOD($A16,E$3)=0,&quot;SI&quot;,&quot;NO&quot;)" table:style-name="ce23">
            <text:p>NO</text:p>
          </table:table-cell>
          <table:table-cell office:value-type="string" office:string-value="NO" table:formula="msoxl:=IF(MOD($A16,F$3)=0,&quot;SI&quot;,&quot;NO&quot;)" table:style-name="ce23">
            <text:p>NO</text:p>
          </table:table-cell>
          <table:table-cell office:value-type="string" office:string-value="NO" table:formula="msoxl:=IF(MOD($A16,G$3)=0,&quot;SI&quot;,&quot;NO&quot;)" table:style-name="ce23">
            <text:p>NO</text:p>
          </table:table-cell>
          <table:table-cell office:value-type="string" office:string-value="SI" table:formula="msoxl:=IF(MOD($A16,H$3)=0,&quot;SI&quot;,&quot;NO&quot;)" table:style-name="ce23">
            <text:p>SI</text:p>
          </table:table-cell>
          <table:table-cell office:value-type="string" office:string-value="NO" table:formula="msoxl:=IF(MOD($A16,I$3)=0,&quot;SI&quot;,&quot;NO&quot;)" table:style-name="ce23">
            <text:p>NO</text:p>
          </table:table-cell>
          <table:table-cell office:value-type="string" office:string-value="NO" table:formula="msoxl:=IF(MOD($A16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office:string-value="SI" table:formula="msoxl:=IF(MOD($A17,B$3)=0,&quot;SI&quot;,&quot;NO&quot;)" table:style-name="ce23">
            <text:p>SI</text:p>
          </table:table-cell>
          <table:table-cell office:value-type="string" office:string-value="SI" table:formula="msoxl:=IF(MOD($A17,C$3)=0,&quot;SI&quot;,&quot;NO&quot;)" table:style-name="ce23">
            <text:p>SI</text:p>
          </table:table-cell>
          <table:table-cell office:value-type="string" office:string-value="NO" table:formula="msoxl:=IF(MOD($A17,D$3)=0,&quot;SI&quot;,&quot;NO&quot;)" table:style-name="ce23">
            <text:p>NO</text:p>
          </table:table-cell>
          <table:table-cell office:value-type="string" office:string-value="NO" table:formula="msoxl:=IF(MOD($A17,E$3)=0,&quot;SI&quot;,&quot;NO&quot;)" table:style-name="ce23">
            <text:p>NO</text:p>
          </table:table-cell>
          <table:table-cell office:value-type="string" office:string-value="SI" table:formula="msoxl:=IF(MOD($A17,F$3)=0,&quot;SI&quot;,&quot;NO&quot;)" table:style-name="ce23">
            <text:p>SI</text:p>
          </table:table-cell>
          <table:table-cell office:value-type="string" office:string-value="NO" table:formula="msoxl:=IF(MOD($A17,G$3)=0,&quot;SI&quot;,&quot;NO&quot;)" table:style-name="ce23">
            <text:p>NO</text:p>
          </table:table-cell>
          <table:table-cell office:value-type="string" office:string-value="NO" table:formula="msoxl:=IF(MOD($A17,H$3)=0,&quot;SI&quot;,&quot;NO&quot;)" table:style-name="ce23">
            <text:p>NO</text:p>
          </table:table-cell>
          <table:table-cell office:value-type="string" office:string-value="NO" table:formula="msoxl:=IF(MOD($A17,I$3)=0,&quot;SI&quot;,&quot;NO&quot;)" table:style-name="ce23">
            <text:p>NO</text:p>
          </table:table-cell>
          <table:table-cell office:value-type="string" office:string-value="NO" table:formula="msoxl:=IF(MOD($A17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5" table:style-name="ce9">
            <text:p>15</text:p>
          </table:table-cell>
          <table:table-cell office:value-type="string" office:string-value="SI" table:formula="msoxl:=IF(MOD($A18,B$3)=0,&quot;SI&quot;,&quot;NO&quot;)" table:style-name="ce23">
            <text:p>SI</text:p>
          </table:table-cell>
          <table:table-cell office:value-type="string" office:string-value="NO" table:formula="msoxl:=IF(MOD($A18,C$3)=0,&quot;SI&quot;,&quot;NO&quot;)" table:style-name="ce23">
            <text:p>NO</text:p>
          </table:table-cell>
          <table:table-cell office:value-type="string" office:string-value="SI" table:formula="msoxl:=IF(MOD($A18,D$3)=0,&quot;SI&quot;,&quot;NO&quot;)" table:style-name="ce23">
            <text:p>SI</text:p>
          </table:table-cell>
          <table:table-cell office:value-type="string" office:string-value="SI" table:formula="msoxl:=IF(MOD($A18,E$3)=0,&quot;SI&quot;,&quot;NO&quot;)" table:style-name="ce23">
            <text:p>SI</text:p>
          </table:table-cell>
          <table:table-cell office:value-type="string" office:string-value="NO" table:formula="msoxl:=IF(MOD($A18,F$3)=0,&quot;SI&quot;,&quot;NO&quot;)" table:style-name="ce23">
            <text:p>NO</text:p>
          </table:table-cell>
          <table:table-cell office:value-type="string" office:string-value="NO" table:formula="msoxl:=IF(MOD($A18,G$3)=0,&quot;SI&quot;,&quot;NO&quot;)" table:style-name="ce23">
            <text:p>NO</text:p>
          </table:table-cell>
          <table:table-cell office:value-type="string" office:string-value="NO" table:formula="msoxl:=IF(MOD($A18,H$3)=0,&quot;SI&quot;,&quot;NO&quot;)" table:style-name="ce23">
            <text:p>NO</text:p>
          </table:table-cell>
          <table:table-cell office:value-type="string" office:string-value="NO" table:formula="msoxl:=IF(MOD($A18,I$3)=0,&quot;SI&quot;,&quot;NO&quot;)" table:style-name="ce23">
            <text:p>NO</text:p>
          </table:table-cell>
          <table:table-cell office:value-type="string" office:string-value="NO" table:formula="msoxl:=IF(MOD($A18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6" table:style-name="ce9">
            <text:p>16</text:p>
          </table:table-cell>
          <table:table-cell office:value-type="string" office:string-value="SI" table:formula="msoxl:=IF(MOD($A19,B$3)=0,&quot;SI&quot;,&quot;NO&quot;)" table:style-name="ce23">
            <text:p>SI</text:p>
          </table:table-cell>
          <table:table-cell office:value-type="string" office:string-value="SI" table:formula="msoxl:=IF(MOD($A19,C$3)=0,&quot;SI&quot;,&quot;NO&quot;)" table:style-name="ce23">
            <text:p>SI</text:p>
          </table:table-cell>
          <table:table-cell office:value-type="string" office:string-value="NO" table:formula="msoxl:=IF(MOD($A19,D$3)=0,&quot;SI&quot;,&quot;NO&quot;)" table:style-name="ce23">
            <text:p>NO</text:p>
          </table:table-cell>
          <table:table-cell office:value-type="string" office:string-value="NO" table:formula="msoxl:=IF(MOD($A19,E$3)=0,&quot;SI&quot;,&quot;NO&quot;)" table:style-name="ce23">
            <text:p>NO</text:p>
          </table:table-cell>
          <table:table-cell office:value-type="string" office:string-value="NO" table:formula="msoxl:=IF(MOD($A19,F$3)=0,&quot;SI&quot;,&quot;NO&quot;)" table:style-name="ce23">
            <text:p>NO</text:p>
          </table:table-cell>
          <table:table-cell office:value-type="string" office:string-value="NO" table:formula="msoxl:=IF(MOD($A19,G$3)=0,&quot;SI&quot;,&quot;NO&quot;)" table:style-name="ce23">
            <text:p>NO</text:p>
          </table:table-cell>
          <table:table-cell office:value-type="string" office:string-value="NO" table:formula="msoxl:=IF(MOD($A19,H$3)=0,&quot;SI&quot;,&quot;NO&quot;)" table:style-name="ce23">
            <text:p>NO</text:p>
          </table:table-cell>
          <table:table-cell office:value-type="string" office:string-value="NO" table:formula="msoxl:=IF(MOD($A19,I$3)=0,&quot;SI&quot;,&quot;NO&quot;)" table:style-name="ce23">
            <text:p>NO</text:p>
          </table:table-cell>
          <table:table-cell office:value-type="string" office:string-value="NO" table:formula="msoxl:=IF(MOD($A19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7" table:style-name="ce9">
            <text:p>17</text:p>
          </table:table-cell>
          <table:table-cell office:value-type="string" office:string-value="SI" table:formula="msoxl:=IF(MOD($A20,B$3)=0,&quot;SI&quot;,&quot;NO&quot;)" table:style-name="ce23">
            <text:p>SI</text:p>
          </table:table-cell>
          <table:table-cell office:value-type="string" office:string-value="NO" table:formula="msoxl:=IF(MOD($A20,C$3)=0,&quot;SI&quot;,&quot;NO&quot;)" table:style-name="ce23">
            <text:p>NO</text:p>
          </table:table-cell>
          <table:table-cell office:value-type="string" office:string-value="NO" table:formula="msoxl:=IF(MOD($A20,D$3)=0,&quot;SI&quot;,&quot;NO&quot;)" table:style-name="ce23">
            <text:p>NO</text:p>
          </table:table-cell>
          <table:table-cell office:value-type="string" office:string-value="NO" table:formula="msoxl:=IF(MOD($A20,E$3)=0,&quot;SI&quot;,&quot;NO&quot;)" table:style-name="ce23">
            <text:p>NO</text:p>
          </table:table-cell>
          <table:table-cell office:value-type="string" office:string-value="NO" table:formula="msoxl:=IF(MOD($A20,F$3)=0,&quot;SI&quot;,&quot;NO&quot;)" table:style-name="ce23">
            <text:p>NO</text:p>
          </table:table-cell>
          <table:table-cell office:value-type="string" office:string-value="NO" table:formula="msoxl:=IF(MOD($A20,G$3)=0,&quot;SI&quot;,&quot;NO&quot;)" table:style-name="ce23">
            <text:p>NO</text:p>
          </table:table-cell>
          <table:table-cell office:value-type="string" office:string-value="NO" table:formula="msoxl:=IF(MOD($A20,H$3)=0,&quot;SI&quot;,&quot;NO&quot;)" table:style-name="ce23">
            <text:p>NO</text:p>
          </table:table-cell>
          <table:table-cell office:value-type="string" office:string-value="SI" table:formula="msoxl:=IF(MOD($A20,I$3)=0,&quot;SI&quot;,&quot;NO&quot;)" table:style-name="ce23">
            <text:p>SI</text:p>
          </table:table-cell>
          <table:table-cell office:value-type="string" office:string-value="NO" table:formula="msoxl:=IF(MOD($A20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8" table:style-name="ce9">
            <text:p>18</text:p>
          </table:table-cell>
          <table:table-cell office:value-type="string" office:string-value="SI" table:formula="msoxl:=IF(MOD($A21,B$3)=0,&quot;SI&quot;,&quot;NO&quot;)" table:style-name="ce23">
            <text:p>SI</text:p>
          </table:table-cell>
          <table:table-cell office:value-type="string" office:string-value="SI" table:formula="msoxl:=IF(MOD($A21,C$3)=0,&quot;SI&quot;,&quot;NO&quot;)" table:style-name="ce23">
            <text:p>SI</text:p>
          </table:table-cell>
          <table:table-cell office:value-type="string" office:string-value="SI" table:formula="msoxl:=IF(MOD($A21,D$3)=0,&quot;SI&quot;,&quot;NO&quot;)" table:style-name="ce23">
            <text:p>SI</text:p>
          </table:table-cell>
          <table:table-cell office:value-type="string" office:string-value="NO" table:formula="msoxl:=IF(MOD($A21,E$3)=0,&quot;SI&quot;,&quot;NO&quot;)" table:style-name="ce23">
            <text:p>NO</text:p>
          </table:table-cell>
          <table:table-cell office:value-type="string" office:string-value="NO" table:formula="msoxl:=IF(MOD($A21,F$3)=0,&quot;SI&quot;,&quot;NO&quot;)" table:style-name="ce23">
            <text:p>NO</text:p>
          </table:table-cell>
          <table:table-cell office:value-type="string" office:string-value="NO" table:formula="msoxl:=IF(MOD($A21,G$3)=0,&quot;SI&quot;,&quot;NO&quot;)" table:style-name="ce23">
            <text:p>NO</text:p>
          </table:table-cell>
          <table:table-cell office:value-type="string" office:string-value="NO" table:formula="msoxl:=IF(MOD($A21,H$3)=0,&quot;SI&quot;,&quot;NO&quot;)" table:style-name="ce23">
            <text:p>NO</text:p>
          </table:table-cell>
          <table:table-cell office:value-type="string" office:string-value="NO" table:formula="msoxl:=IF(MOD($A21,I$3)=0,&quot;SI&quot;,&quot;NO&quot;)" table:style-name="ce23">
            <text:p>NO</text:p>
          </table:table-cell>
          <table:table-cell office:value-type="string" office:string-value="NO" table:formula="msoxl:=IF(MOD($A21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19" table:style-name="ce9">
            <text:p>19</text:p>
          </table:table-cell>
          <table:table-cell office:value-type="string" office:string-value="SI" table:formula="msoxl:=IF(MOD($A22,B$3)=0,&quot;SI&quot;,&quot;NO&quot;)" table:style-name="ce23">
            <text:p>SI</text:p>
          </table:table-cell>
          <table:table-cell office:value-type="string" office:string-value="NO" table:formula="msoxl:=IF(MOD($A22,C$3)=0,&quot;SI&quot;,&quot;NO&quot;)" table:style-name="ce23">
            <text:p>NO</text:p>
          </table:table-cell>
          <table:table-cell office:value-type="string" office:string-value="NO" table:formula="msoxl:=IF(MOD($A22,D$3)=0,&quot;SI&quot;,&quot;NO&quot;)" table:style-name="ce23">
            <text:p>NO</text:p>
          </table:table-cell>
          <table:table-cell office:value-type="string" office:string-value="NO" table:formula="msoxl:=IF(MOD($A22,E$3)=0,&quot;SI&quot;,&quot;NO&quot;)" table:style-name="ce23">
            <text:p>NO</text:p>
          </table:table-cell>
          <table:table-cell office:value-type="string" office:string-value="NO" table:formula="msoxl:=IF(MOD($A22,F$3)=0,&quot;SI&quot;,&quot;NO&quot;)" table:style-name="ce23">
            <text:p>NO</text:p>
          </table:table-cell>
          <table:table-cell office:value-type="string" office:string-value="NO" table:formula="msoxl:=IF(MOD($A22,G$3)=0,&quot;SI&quot;,&quot;NO&quot;)" table:style-name="ce23">
            <text:p>NO</text:p>
          </table:table-cell>
          <table:table-cell office:value-type="string" office:string-value="NO" table:formula="msoxl:=IF(MOD($A22,H$3)=0,&quot;SI&quot;,&quot;NO&quot;)" table:style-name="ce23">
            <text:p>NO</text:p>
          </table:table-cell>
          <table:table-cell office:value-type="string" office:string-value="NO" table:formula="msoxl:=IF(MOD($A22,I$3)=0,&quot;SI&quot;,&quot;NO&quot;)" table:style-name="ce23">
            <text:p>NO</text:p>
          </table:table-cell>
          <table:table-cell office:value-type="string" office:string-value="NO" table:formula="msoxl:=IF(MOD($A22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0" table:style-name="ce9">
            <text:p>20</text:p>
          </table:table-cell>
          <table:table-cell office:value-type="string" office:string-value="SI" table:formula="msoxl:=IF(MOD($A23,B$3)=0,&quot;SI&quot;,&quot;NO&quot;)" table:style-name="ce23">
            <text:p>SI</text:p>
          </table:table-cell>
          <table:table-cell office:value-type="string" office:string-value="SI" table:formula="msoxl:=IF(MOD($A23,C$3)=0,&quot;SI&quot;,&quot;NO&quot;)" table:style-name="ce23">
            <text:p>SI</text:p>
          </table:table-cell>
          <table:table-cell office:value-type="string" office:string-value="NO" table:formula="msoxl:=IF(MOD($A23,D$3)=0,&quot;SI&quot;,&quot;NO&quot;)" table:style-name="ce23">
            <text:p>NO</text:p>
          </table:table-cell>
          <table:table-cell office:value-type="string" office:string-value="SI" table:formula="msoxl:=IF(MOD($A23,E$3)=0,&quot;SI&quot;,&quot;NO&quot;)" table:style-name="ce23">
            <text:p>SI</text:p>
          </table:table-cell>
          <table:table-cell office:value-type="string" office:string-value="NO" table:formula="msoxl:=IF(MOD($A23,F$3)=0,&quot;SI&quot;,&quot;NO&quot;)" table:style-name="ce23">
            <text:p>NO</text:p>
          </table:table-cell>
          <table:table-cell office:value-type="string" office:string-value="NO" table:formula="msoxl:=IF(MOD($A23,G$3)=0,&quot;SI&quot;,&quot;NO&quot;)" table:style-name="ce23">
            <text:p>NO</text:p>
          </table:table-cell>
          <table:table-cell office:value-type="string" office:string-value="NO" table:formula="msoxl:=IF(MOD($A23,H$3)=0,&quot;SI&quot;,&quot;NO&quot;)" table:style-name="ce23">
            <text:p>NO</text:p>
          </table:table-cell>
          <table:table-cell office:value-type="string" office:string-value="NO" table:formula="msoxl:=IF(MOD($A23,I$3)=0,&quot;SI&quot;,&quot;NO&quot;)" table:style-name="ce23">
            <text:p>NO</text:p>
          </table:table-cell>
          <table:table-cell office:value-type="string" office:string-value="NO" table:formula="msoxl:=IF(MOD($A23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1" table:style-name="ce9">
            <text:p>21</text:p>
          </table:table-cell>
          <table:table-cell office:value-type="string" office:string-value="SI" table:formula="msoxl:=IF(MOD($A24,B$3)=0,&quot;SI&quot;,&quot;NO&quot;)" table:style-name="ce23">
            <text:p>SI</text:p>
          </table:table-cell>
          <table:table-cell office:value-type="string" office:string-value="NO" table:formula="msoxl:=IF(MOD($A24,C$3)=0,&quot;SI&quot;,&quot;NO&quot;)" table:style-name="ce23">
            <text:p>NO</text:p>
          </table:table-cell>
          <table:table-cell office:value-type="string" office:string-value="SI" table:formula="msoxl:=IF(MOD($A24,D$3)=0,&quot;SI&quot;,&quot;NO&quot;)" table:style-name="ce23">
            <text:p>SI</text:p>
          </table:table-cell>
          <table:table-cell office:value-type="string" office:string-value="NO" table:formula="msoxl:=IF(MOD($A24,E$3)=0,&quot;SI&quot;,&quot;NO&quot;)" table:style-name="ce23">
            <text:p>NO</text:p>
          </table:table-cell>
          <table:table-cell office:value-type="string" office:string-value="SI" table:formula="msoxl:=IF(MOD($A24,F$3)=0,&quot;SI&quot;,&quot;NO&quot;)" table:style-name="ce23">
            <text:p>SI</text:p>
          </table:table-cell>
          <table:table-cell office:value-type="string" office:string-value="NO" table:formula="msoxl:=IF(MOD($A24,G$3)=0,&quot;SI&quot;,&quot;NO&quot;)" table:style-name="ce23">
            <text:p>NO</text:p>
          </table:table-cell>
          <table:table-cell office:value-type="string" office:string-value="NO" table:formula="msoxl:=IF(MOD($A24,H$3)=0,&quot;SI&quot;,&quot;NO&quot;)" table:style-name="ce23">
            <text:p>NO</text:p>
          </table:table-cell>
          <table:table-cell office:value-type="string" office:string-value="NO" table:formula="msoxl:=IF(MOD($A24,I$3)=0,&quot;SI&quot;,&quot;NO&quot;)" table:style-name="ce23">
            <text:p>NO</text:p>
          </table:table-cell>
          <table:table-cell office:value-type="string" office:string-value="NO" table:formula="msoxl:=IF(MOD($A24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2" table:style-name="ce9">
            <text:p>22</text:p>
          </table:table-cell>
          <table:table-cell office:value-type="string" office:string-value="SI" table:formula="msoxl:=IF(MOD($A25,B$3)=0,&quot;SI&quot;,&quot;NO&quot;)" table:style-name="ce23">
            <text:p>SI</text:p>
          </table:table-cell>
          <table:table-cell office:value-type="string" office:string-value="SI" table:formula="msoxl:=IF(MOD($A25,C$3)=0,&quot;SI&quot;,&quot;NO&quot;)" table:style-name="ce23">
            <text:p>SI</text:p>
          </table:table-cell>
          <table:table-cell office:value-type="string" office:string-value="NO" table:formula="msoxl:=IF(MOD($A25,D$3)=0,&quot;SI&quot;,&quot;NO&quot;)" table:style-name="ce23">
            <text:p>NO</text:p>
          </table:table-cell>
          <table:table-cell office:value-type="string" office:string-value="NO" table:formula="msoxl:=IF(MOD($A25,E$3)=0,&quot;SI&quot;,&quot;NO&quot;)" table:style-name="ce23">
            <text:p>NO</text:p>
          </table:table-cell>
          <table:table-cell office:value-type="string" office:string-value="NO" table:formula="msoxl:=IF(MOD($A25,F$3)=0,&quot;SI&quot;,&quot;NO&quot;)" table:style-name="ce23">
            <text:p>NO</text:p>
          </table:table-cell>
          <table:table-cell office:value-type="string" office:string-value="SI" table:formula="msoxl:=IF(MOD($A25,G$3)=0,&quot;SI&quot;,&quot;NO&quot;)" table:style-name="ce23">
            <text:p>SI</text:p>
          </table:table-cell>
          <table:table-cell office:value-type="string" office:string-value="NO" table:formula="msoxl:=IF(MOD($A25,H$3)=0,&quot;SI&quot;,&quot;NO&quot;)" table:style-name="ce23">
            <text:p>NO</text:p>
          </table:table-cell>
          <table:table-cell office:value-type="string" office:string-value="NO" table:formula="msoxl:=IF(MOD($A25,I$3)=0,&quot;SI&quot;,&quot;NO&quot;)" table:style-name="ce23">
            <text:p>NO</text:p>
          </table:table-cell>
          <table:table-cell office:value-type="string" office:string-value="NO" table:formula="msoxl:=IF(MOD($A25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3" table:style-name="ce9">
            <text:p>23</text:p>
          </table:table-cell>
          <table:table-cell office:value-type="string" office:string-value="SI" table:formula="msoxl:=IF(MOD($A26,B$3)=0,&quot;SI&quot;,&quot;NO&quot;)" table:style-name="ce23">
            <text:p>SI</text:p>
          </table:table-cell>
          <table:table-cell office:value-type="string" office:string-value="NO" table:formula="msoxl:=IF(MOD($A26,C$3)=0,&quot;SI&quot;,&quot;NO&quot;)" table:style-name="ce23">
            <text:p>NO</text:p>
          </table:table-cell>
          <table:table-cell office:value-type="string" office:string-value="NO" table:formula="msoxl:=IF(MOD($A26,D$3)=0,&quot;SI&quot;,&quot;NO&quot;)" table:style-name="ce23">
            <text:p>NO</text:p>
          </table:table-cell>
          <table:table-cell office:value-type="string" office:string-value="NO" table:formula="msoxl:=IF(MOD($A26,E$3)=0,&quot;SI&quot;,&quot;NO&quot;)" table:style-name="ce23">
            <text:p>NO</text:p>
          </table:table-cell>
          <table:table-cell office:value-type="string" office:string-value="NO" table:formula="msoxl:=IF(MOD($A26,F$3)=0,&quot;SI&quot;,&quot;NO&quot;)" table:style-name="ce23">
            <text:p>NO</text:p>
          </table:table-cell>
          <table:table-cell office:value-type="string" office:string-value="NO" table:formula="msoxl:=IF(MOD($A26,G$3)=0,&quot;SI&quot;,&quot;NO&quot;)" table:style-name="ce23">
            <text:p>NO</text:p>
          </table:table-cell>
          <table:table-cell office:value-type="string" office:string-value="NO" table:formula="msoxl:=IF(MOD($A26,H$3)=0,&quot;SI&quot;,&quot;NO&quot;)" table:style-name="ce23">
            <text:p>NO</text:p>
          </table:table-cell>
          <table:table-cell office:value-type="string" office:string-value="NO" table:formula="msoxl:=IF(MOD($A26,I$3)=0,&quot;SI&quot;,&quot;NO&quot;)" table:style-name="ce23">
            <text:p>NO</text:p>
          </table:table-cell>
          <table:table-cell office:value-type="string" office:string-value="SI" table:formula="msoxl:=IF(MOD($A26,J$3)=0,&quot;SI&quot;,&quot;NO&quot;)" table:style-name="ce23">
            <text:p>SI</text:p>
          </table:table-cell>
          <table:table-cell table:number-columns-repeated="16374"/>
        </table:table-row>
        <table:table-row table:style-name="ro5">
          <table:table-cell office:value-type="float" office:value="24" table:style-name="ce9">
            <text:p>24</text:p>
          </table:table-cell>
          <table:table-cell office:value-type="string" office:string-value="SI" table:formula="msoxl:=IF(MOD($A27,B$3)=0,&quot;SI&quot;,&quot;NO&quot;)" table:style-name="ce23">
            <text:p>SI</text:p>
          </table:table-cell>
          <table:table-cell office:value-type="string" office:string-value="SI" table:formula="msoxl:=IF(MOD($A27,C$3)=0,&quot;SI&quot;,&quot;NO&quot;)" table:style-name="ce23">
            <text:p>SI</text:p>
          </table:table-cell>
          <table:table-cell office:value-type="string" office:string-value="SI" table:formula="msoxl:=IF(MOD($A27,D$3)=0,&quot;SI&quot;,&quot;NO&quot;)" table:style-name="ce23">
            <text:p>SI</text:p>
          </table:table-cell>
          <table:table-cell office:value-type="string" office:string-value="NO" table:formula="msoxl:=IF(MOD($A27,E$3)=0,&quot;SI&quot;,&quot;NO&quot;)" table:style-name="ce23">
            <text:p>NO</text:p>
          </table:table-cell>
          <table:table-cell office:value-type="string" office:string-value="NO" table:formula="msoxl:=IF(MOD($A27,F$3)=0,&quot;SI&quot;,&quot;NO&quot;)" table:style-name="ce23">
            <text:p>NO</text:p>
          </table:table-cell>
          <table:table-cell office:value-type="string" office:string-value="NO" table:formula="msoxl:=IF(MOD($A27,G$3)=0,&quot;SI&quot;,&quot;NO&quot;)" table:style-name="ce23">
            <text:p>NO</text:p>
          </table:table-cell>
          <table:table-cell office:value-type="string" office:string-value="NO" table:formula="msoxl:=IF(MOD($A27,H$3)=0,&quot;SI&quot;,&quot;NO&quot;)" table:style-name="ce23">
            <text:p>NO</text:p>
          </table:table-cell>
          <table:table-cell office:value-type="string" office:string-value="NO" table:formula="msoxl:=IF(MOD($A27,I$3)=0,&quot;SI&quot;,&quot;NO&quot;)" table:style-name="ce23">
            <text:p>NO</text:p>
          </table:table-cell>
          <table:table-cell office:value-type="string" office:string-value="NO" table:formula="msoxl:=IF(MOD($A27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5" table:style-name="ce9">
            <text:p>25</text:p>
          </table:table-cell>
          <table:table-cell office:value-type="string" office:string-value="SI" table:formula="msoxl:=IF(MOD($A28,B$3)=0,&quot;SI&quot;,&quot;NO&quot;)" table:style-name="ce23">
            <text:p>SI</text:p>
          </table:table-cell>
          <table:table-cell office:value-type="string" office:string-value="NO" table:formula="msoxl:=IF(MOD($A28,C$3)=0,&quot;SI&quot;,&quot;NO&quot;)" table:style-name="ce23">
            <text:p>NO</text:p>
          </table:table-cell>
          <table:table-cell office:value-type="string" office:string-value="NO" table:formula="msoxl:=IF(MOD($A28,D$3)=0,&quot;SI&quot;,&quot;NO&quot;)" table:style-name="ce23">
            <text:p>NO</text:p>
          </table:table-cell>
          <table:table-cell office:value-type="string" office:string-value="SI" table:formula="msoxl:=IF(MOD($A28,E$3)=0,&quot;SI&quot;,&quot;NO&quot;)" table:style-name="ce23">
            <text:p>SI</text:p>
          </table:table-cell>
          <table:table-cell office:value-type="string" office:string-value="NO" table:formula="msoxl:=IF(MOD($A28,F$3)=0,&quot;SI&quot;,&quot;NO&quot;)" table:style-name="ce23">
            <text:p>NO</text:p>
          </table:table-cell>
          <table:table-cell office:value-type="string" office:string-value="NO" table:formula="msoxl:=IF(MOD($A28,G$3)=0,&quot;SI&quot;,&quot;NO&quot;)" table:style-name="ce23">
            <text:p>NO</text:p>
          </table:table-cell>
          <table:table-cell office:value-type="string" office:string-value="NO" table:formula="msoxl:=IF(MOD($A28,H$3)=0,&quot;SI&quot;,&quot;NO&quot;)" table:style-name="ce23">
            <text:p>NO</text:p>
          </table:table-cell>
          <table:table-cell office:value-type="string" office:string-value="NO" table:formula="msoxl:=IF(MOD($A28,I$3)=0,&quot;SI&quot;,&quot;NO&quot;)" table:style-name="ce23">
            <text:p>NO</text:p>
          </table:table-cell>
          <table:table-cell office:value-type="string" office:string-value="NO" table:formula="msoxl:=IF(MOD($A28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6" table:style-name="ce9">
            <text:p>26</text:p>
          </table:table-cell>
          <table:table-cell office:value-type="string" office:string-value="SI" table:formula="msoxl:=IF(MOD($A29,B$3)=0,&quot;SI&quot;,&quot;NO&quot;)" table:style-name="ce23">
            <text:p>SI</text:p>
          </table:table-cell>
          <table:table-cell office:value-type="string" office:string-value="SI" table:formula="msoxl:=IF(MOD($A29,C$3)=0,&quot;SI&quot;,&quot;NO&quot;)" table:style-name="ce23">
            <text:p>SI</text:p>
          </table:table-cell>
          <table:table-cell office:value-type="string" office:string-value="NO" table:formula="msoxl:=IF(MOD($A29,D$3)=0,&quot;SI&quot;,&quot;NO&quot;)" table:style-name="ce23">
            <text:p>NO</text:p>
          </table:table-cell>
          <table:table-cell office:value-type="string" office:string-value="NO" table:formula="msoxl:=IF(MOD($A29,E$3)=0,&quot;SI&quot;,&quot;NO&quot;)" table:style-name="ce23">
            <text:p>NO</text:p>
          </table:table-cell>
          <table:table-cell office:value-type="string" office:string-value="NO" table:formula="msoxl:=IF(MOD($A29,F$3)=0,&quot;SI&quot;,&quot;NO&quot;)" table:style-name="ce23">
            <text:p>NO</text:p>
          </table:table-cell>
          <table:table-cell office:value-type="string" office:string-value="NO" table:formula="msoxl:=IF(MOD($A29,G$3)=0,&quot;SI&quot;,&quot;NO&quot;)" table:style-name="ce23">
            <text:p>NO</text:p>
          </table:table-cell>
          <table:table-cell office:value-type="string" office:string-value="SI" table:formula="msoxl:=IF(MOD($A29,H$3)=0,&quot;SI&quot;,&quot;NO&quot;)" table:style-name="ce23">
            <text:p>SI</text:p>
          </table:table-cell>
          <table:table-cell office:value-type="string" office:string-value="NO" table:formula="msoxl:=IF(MOD($A29,I$3)=0,&quot;SI&quot;,&quot;NO&quot;)" table:style-name="ce23">
            <text:p>NO</text:p>
          </table:table-cell>
          <table:table-cell office:value-type="string" office:string-value="NO" table:formula="msoxl:=IF(MOD($A29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7" table:style-name="ce9">
            <text:p>27</text:p>
          </table:table-cell>
          <table:table-cell office:value-type="string" office:string-value="SI" table:formula="msoxl:=IF(MOD($A30,B$3)=0,&quot;SI&quot;,&quot;NO&quot;)" table:style-name="ce23">
            <text:p>SI</text:p>
          </table:table-cell>
          <table:table-cell office:value-type="string" office:string-value="NO" table:formula="msoxl:=IF(MOD($A30,C$3)=0,&quot;SI&quot;,&quot;NO&quot;)" table:style-name="ce23">
            <text:p>NO</text:p>
          </table:table-cell>
          <table:table-cell office:value-type="string" office:string-value="SI" table:formula="msoxl:=IF(MOD($A30,D$3)=0,&quot;SI&quot;,&quot;NO&quot;)" table:style-name="ce23">
            <text:p>SI</text:p>
          </table:table-cell>
          <table:table-cell office:value-type="string" office:string-value="NO" table:formula="msoxl:=IF(MOD($A30,E$3)=0,&quot;SI&quot;,&quot;NO&quot;)" table:style-name="ce23">
            <text:p>NO</text:p>
          </table:table-cell>
          <table:table-cell office:value-type="string" office:string-value="NO" table:formula="msoxl:=IF(MOD($A30,F$3)=0,&quot;SI&quot;,&quot;NO&quot;)" table:style-name="ce23">
            <text:p>NO</text:p>
          </table:table-cell>
          <table:table-cell office:value-type="string" office:string-value="NO" table:formula="msoxl:=IF(MOD($A30,G$3)=0,&quot;SI&quot;,&quot;NO&quot;)" table:style-name="ce23">
            <text:p>NO</text:p>
          </table:table-cell>
          <table:table-cell office:value-type="string" office:string-value="NO" table:formula="msoxl:=IF(MOD($A30,H$3)=0,&quot;SI&quot;,&quot;NO&quot;)" table:style-name="ce23">
            <text:p>NO</text:p>
          </table:table-cell>
          <table:table-cell office:value-type="string" office:string-value="NO" table:formula="msoxl:=IF(MOD($A30,I$3)=0,&quot;SI&quot;,&quot;NO&quot;)" table:style-name="ce23">
            <text:p>NO</text:p>
          </table:table-cell>
          <table:table-cell office:value-type="string" office:string-value="NO" table:formula="msoxl:=IF(MOD($A30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8" table:style-name="ce9">
            <text:p>28</text:p>
          </table:table-cell>
          <table:table-cell office:value-type="string" office:string-value="SI" table:formula="msoxl:=IF(MOD($A31,B$3)=0,&quot;SI&quot;,&quot;NO&quot;)" table:style-name="ce23">
            <text:p>SI</text:p>
          </table:table-cell>
          <table:table-cell office:value-type="string" office:string-value="SI" table:formula="msoxl:=IF(MOD($A31,C$3)=0,&quot;SI&quot;,&quot;NO&quot;)" table:style-name="ce23">
            <text:p>SI</text:p>
          </table:table-cell>
          <table:table-cell office:value-type="string" office:string-value="NO" table:formula="msoxl:=IF(MOD($A31,D$3)=0,&quot;SI&quot;,&quot;NO&quot;)" table:style-name="ce23">
            <text:p>NO</text:p>
          </table:table-cell>
          <table:table-cell office:value-type="string" office:string-value="NO" table:formula="msoxl:=IF(MOD($A31,E$3)=0,&quot;SI&quot;,&quot;NO&quot;)" table:style-name="ce23">
            <text:p>NO</text:p>
          </table:table-cell>
          <table:table-cell office:value-type="string" office:string-value="SI" table:formula="msoxl:=IF(MOD($A31,F$3)=0,&quot;SI&quot;,&quot;NO&quot;)" table:style-name="ce23">
            <text:p>SI</text:p>
          </table:table-cell>
          <table:table-cell office:value-type="string" office:string-value="NO" table:formula="msoxl:=IF(MOD($A31,G$3)=0,&quot;SI&quot;,&quot;NO&quot;)" table:style-name="ce23">
            <text:p>NO</text:p>
          </table:table-cell>
          <table:table-cell office:value-type="string" office:string-value="NO" table:formula="msoxl:=IF(MOD($A31,H$3)=0,&quot;SI&quot;,&quot;NO&quot;)" table:style-name="ce23">
            <text:p>NO</text:p>
          </table:table-cell>
          <table:table-cell office:value-type="string" office:string-value="NO" table:formula="msoxl:=IF(MOD($A31,I$3)=0,&quot;SI&quot;,&quot;NO&quot;)" table:style-name="ce23">
            <text:p>NO</text:p>
          </table:table-cell>
          <table:table-cell office:value-type="string" office:string-value="NO" table:formula="msoxl:=IF(MOD($A31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29" table:style-name="ce9">
            <text:p>29</text:p>
          </table:table-cell>
          <table:table-cell office:value-type="string" office:string-value="SI" table:formula="msoxl:=IF(MOD($A32,B$3)=0,&quot;SI&quot;,&quot;NO&quot;)" table:style-name="ce23">
            <text:p>SI</text:p>
          </table:table-cell>
          <table:table-cell office:value-type="string" office:string-value="NO" table:formula="msoxl:=IF(MOD($A32,C$3)=0,&quot;SI&quot;,&quot;NO&quot;)" table:style-name="ce23">
            <text:p>NO</text:p>
          </table:table-cell>
          <table:table-cell office:value-type="string" office:string-value="NO" table:formula="msoxl:=IF(MOD($A32,D$3)=0,&quot;SI&quot;,&quot;NO&quot;)" table:style-name="ce23">
            <text:p>NO</text:p>
          </table:table-cell>
          <table:table-cell office:value-type="string" office:string-value="NO" table:formula="msoxl:=IF(MOD($A32,E$3)=0,&quot;SI&quot;,&quot;NO&quot;)" table:style-name="ce23">
            <text:p>NO</text:p>
          </table:table-cell>
          <table:table-cell office:value-type="string" office:string-value="NO" table:formula="msoxl:=IF(MOD($A32,F$3)=0,&quot;SI&quot;,&quot;NO&quot;)" table:style-name="ce23">
            <text:p>NO</text:p>
          </table:table-cell>
          <table:table-cell office:value-type="string" office:string-value="NO" table:formula="msoxl:=IF(MOD($A32,G$3)=0,&quot;SI&quot;,&quot;NO&quot;)" table:style-name="ce23">
            <text:p>NO</text:p>
          </table:table-cell>
          <table:table-cell office:value-type="string" office:string-value="NO" table:formula="msoxl:=IF(MOD($A32,H$3)=0,&quot;SI&quot;,&quot;NO&quot;)" table:style-name="ce23">
            <text:p>NO</text:p>
          </table:table-cell>
          <table:table-cell office:value-type="string" office:string-value="NO" table:formula="msoxl:=IF(MOD($A32,I$3)=0,&quot;SI&quot;,&quot;NO&quot;)" table:style-name="ce23">
            <text:p>NO</text:p>
          </table:table-cell>
          <table:table-cell office:value-type="string" office:string-value="NO" table:formula="msoxl:=IF(MOD($A32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0" table:style-name="ce9">
            <text:p>30</text:p>
          </table:table-cell>
          <table:table-cell office:value-type="string" office:string-value="SI" table:formula="msoxl:=IF(MOD($A33,B$3)=0,&quot;SI&quot;,&quot;NO&quot;)" table:style-name="ce23">
            <text:p>SI</text:p>
          </table:table-cell>
          <table:table-cell office:value-type="string" office:string-value="SI" table:formula="msoxl:=IF(MOD($A33,C$3)=0,&quot;SI&quot;,&quot;NO&quot;)" table:style-name="ce23">
            <text:p>SI</text:p>
          </table:table-cell>
          <table:table-cell office:value-type="string" office:string-value="SI" table:formula="msoxl:=IF(MOD($A33,D$3)=0,&quot;SI&quot;,&quot;NO&quot;)" table:style-name="ce23">
            <text:p>SI</text:p>
          </table:table-cell>
          <table:table-cell office:value-type="string" office:string-value="SI" table:formula="msoxl:=IF(MOD($A33,E$3)=0,&quot;SI&quot;,&quot;NO&quot;)" table:style-name="ce23">
            <text:p>SI</text:p>
          </table:table-cell>
          <table:table-cell office:value-type="string" office:string-value="NO" table:formula="msoxl:=IF(MOD($A33,F$3)=0,&quot;SI&quot;,&quot;NO&quot;)" table:style-name="ce23">
            <text:p>NO</text:p>
          </table:table-cell>
          <table:table-cell office:value-type="string" office:string-value="NO" table:formula="msoxl:=IF(MOD($A33,G$3)=0,&quot;SI&quot;,&quot;NO&quot;)" table:style-name="ce23">
            <text:p>NO</text:p>
          </table:table-cell>
          <table:table-cell office:value-type="string" office:string-value="NO" table:formula="msoxl:=IF(MOD($A33,H$3)=0,&quot;SI&quot;,&quot;NO&quot;)" table:style-name="ce23">
            <text:p>NO</text:p>
          </table:table-cell>
          <table:table-cell office:value-type="string" office:string-value="NO" table:formula="msoxl:=IF(MOD($A33,I$3)=0,&quot;SI&quot;,&quot;NO&quot;)" table:style-name="ce23">
            <text:p>NO</text:p>
          </table:table-cell>
          <table:table-cell office:value-type="string" office:string-value="NO" table:formula="msoxl:=IF(MOD($A33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1" table:style-name="ce9">
            <text:p>31</text:p>
          </table:table-cell>
          <table:table-cell office:value-type="string" office:string-value="SI" table:formula="msoxl:=IF(MOD($A34,B$3)=0,&quot;SI&quot;,&quot;NO&quot;)" table:style-name="ce23">
            <text:p>SI</text:p>
          </table:table-cell>
          <table:table-cell office:value-type="string" office:string-value="NO" table:formula="msoxl:=IF(MOD($A34,C$3)=0,&quot;SI&quot;,&quot;NO&quot;)" table:style-name="ce23">
            <text:p>NO</text:p>
          </table:table-cell>
          <table:table-cell office:value-type="string" office:string-value="NO" table:formula="msoxl:=IF(MOD($A34,D$3)=0,&quot;SI&quot;,&quot;NO&quot;)" table:style-name="ce23">
            <text:p>NO</text:p>
          </table:table-cell>
          <table:table-cell office:value-type="string" office:string-value="NO" table:formula="msoxl:=IF(MOD($A34,E$3)=0,&quot;SI&quot;,&quot;NO&quot;)" table:style-name="ce23">
            <text:p>NO</text:p>
          </table:table-cell>
          <table:table-cell office:value-type="string" office:string-value="NO" table:formula="msoxl:=IF(MOD($A34,F$3)=0,&quot;SI&quot;,&quot;NO&quot;)" table:style-name="ce23">
            <text:p>NO</text:p>
          </table:table-cell>
          <table:table-cell office:value-type="string" office:string-value="NO" table:formula="msoxl:=IF(MOD($A34,G$3)=0,&quot;SI&quot;,&quot;NO&quot;)" table:style-name="ce23">
            <text:p>NO</text:p>
          </table:table-cell>
          <table:table-cell office:value-type="string" office:string-value="NO" table:formula="msoxl:=IF(MOD($A34,H$3)=0,&quot;SI&quot;,&quot;NO&quot;)" table:style-name="ce23">
            <text:p>NO</text:p>
          </table:table-cell>
          <table:table-cell office:value-type="string" office:string-value="NO" table:formula="msoxl:=IF(MOD($A34,I$3)=0,&quot;SI&quot;,&quot;NO&quot;)" table:style-name="ce23">
            <text:p>NO</text:p>
          </table:table-cell>
          <table:table-cell office:value-type="string" office:string-value="NO" table:formula="msoxl:=IF(MOD($A34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2" table:style-name="ce9">
            <text:p>32</text:p>
          </table:table-cell>
          <table:table-cell office:value-type="string" office:string-value="SI" table:formula="msoxl:=IF(MOD($A35,B$3)=0,&quot;SI&quot;,&quot;NO&quot;)" table:style-name="ce23">
            <text:p>SI</text:p>
          </table:table-cell>
          <table:table-cell office:value-type="string" office:string-value="SI" table:formula="msoxl:=IF(MOD($A35,C$3)=0,&quot;SI&quot;,&quot;NO&quot;)" table:style-name="ce23">
            <text:p>SI</text:p>
          </table:table-cell>
          <table:table-cell office:value-type="string" office:string-value="NO" table:formula="msoxl:=IF(MOD($A35,D$3)=0,&quot;SI&quot;,&quot;NO&quot;)" table:style-name="ce23">
            <text:p>NO</text:p>
          </table:table-cell>
          <table:table-cell office:value-type="string" office:string-value="NO" table:formula="msoxl:=IF(MOD($A35,E$3)=0,&quot;SI&quot;,&quot;NO&quot;)" table:style-name="ce23">
            <text:p>NO</text:p>
          </table:table-cell>
          <table:table-cell office:value-type="string" office:string-value="NO" table:formula="msoxl:=IF(MOD($A35,F$3)=0,&quot;SI&quot;,&quot;NO&quot;)" table:style-name="ce23">
            <text:p>NO</text:p>
          </table:table-cell>
          <table:table-cell office:value-type="string" office:string-value="NO" table:formula="msoxl:=IF(MOD($A35,G$3)=0,&quot;SI&quot;,&quot;NO&quot;)" table:style-name="ce23">
            <text:p>NO</text:p>
          </table:table-cell>
          <table:table-cell office:value-type="string" office:string-value="NO" table:formula="msoxl:=IF(MOD($A35,H$3)=0,&quot;SI&quot;,&quot;NO&quot;)" table:style-name="ce23">
            <text:p>NO</text:p>
          </table:table-cell>
          <table:table-cell office:value-type="string" office:string-value="NO" table:formula="msoxl:=IF(MOD($A35,I$3)=0,&quot;SI&quot;,&quot;NO&quot;)" table:style-name="ce23">
            <text:p>NO</text:p>
          </table:table-cell>
          <table:table-cell office:value-type="string" office:string-value="NO" table:formula="msoxl:=IF(MOD($A35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3" table:style-name="ce9">
            <text:p>33</text:p>
          </table:table-cell>
          <table:table-cell office:value-type="string" office:string-value="SI" table:formula="msoxl:=IF(MOD($A36,B$3)=0,&quot;SI&quot;,&quot;NO&quot;)" table:style-name="ce23">
            <text:p>SI</text:p>
          </table:table-cell>
          <table:table-cell office:value-type="string" office:string-value="NO" table:formula="msoxl:=IF(MOD($A36,C$3)=0,&quot;SI&quot;,&quot;NO&quot;)" table:style-name="ce23">
            <text:p>NO</text:p>
          </table:table-cell>
          <table:table-cell office:value-type="string" office:string-value="SI" table:formula="msoxl:=IF(MOD($A36,D$3)=0,&quot;SI&quot;,&quot;NO&quot;)" table:style-name="ce23">
            <text:p>SI</text:p>
          </table:table-cell>
          <table:table-cell office:value-type="string" office:string-value="NO" table:formula="msoxl:=IF(MOD($A36,E$3)=0,&quot;SI&quot;,&quot;NO&quot;)" table:style-name="ce23">
            <text:p>NO</text:p>
          </table:table-cell>
          <table:table-cell office:value-type="string" office:string-value="NO" table:formula="msoxl:=IF(MOD($A36,F$3)=0,&quot;SI&quot;,&quot;NO&quot;)" table:style-name="ce23">
            <text:p>NO</text:p>
          </table:table-cell>
          <table:table-cell office:value-type="string" office:string-value="SI" table:formula="msoxl:=IF(MOD($A36,G$3)=0,&quot;SI&quot;,&quot;NO&quot;)" table:style-name="ce23">
            <text:p>SI</text:p>
          </table:table-cell>
          <table:table-cell office:value-type="string" office:string-value="NO" table:formula="msoxl:=IF(MOD($A36,H$3)=0,&quot;SI&quot;,&quot;NO&quot;)" table:style-name="ce23">
            <text:p>NO</text:p>
          </table:table-cell>
          <table:table-cell office:value-type="string" office:string-value="NO" table:formula="msoxl:=IF(MOD($A36,I$3)=0,&quot;SI&quot;,&quot;NO&quot;)" table:style-name="ce23">
            <text:p>NO</text:p>
          </table:table-cell>
          <table:table-cell office:value-type="string" office:string-value="NO" table:formula="msoxl:=IF(MOD($A36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4" table:style-name="ce9">
            <text:p>34</text:p>
          </table:table-cell>
          <table:table-cell office:value-type="string" office:string-value="SI" table:formula="msoxl:=IF(MOD($A37,B$3)=0,&quot;SI&quot;,&quot;NO&quot;)" table:style-name="ce23">
            <text:p>SI</text:p>
          </table:table-cell>
          <table:table-cell office:value-type="string" office:string-value="SI" table:formula="msoxl:=IF(MOD($A37,C$3)=0,&quot;SI&quot;,&quot;NO&quot;)" table:style-name="ce23">
            <text:p>SI</text:p>
          </table:table-cell>
          <table:table-cell office:value-type="string" office:string-value="NO" table:formula="msoxl:=IF(MOD($A37,D$3)=0,&quot;SI&quot;,&quot;NO&quot;)" table:style-name="ce23">
            <text:p>NO</text:p>
          </table:table-cell>
          <table:table-cell office:value-type="string" office:string-value="NO" table:formula="msoxl:=IF(MOD($A37,E$3)=0,&quot;SI&quot;,&quot;NO&quot;)" table:style-name="ce23">
            <text:p>NO</text:p>
          </table:table-cell>
          <table:table-cell office:value-type="string" office:string-value="NO" table:formula="msoxl:=IF(MOD($A37,F$3)=0,&quot;SI&quot;,&quot;NO&quot;)" table:style-name="ce23">
            <text:p>NO</text:p>
          </table:table-cell>
          <table:table-cell office:value-type="string" office:string-value="NO" table:formula="msoxl:=IF(MOD($A37,G$3)=0,&quot;SI&quot;,&quot;NO&quot;)" table:style-name="ce23">
            <text:p>NO</text:p>
          </table:table-cell>
          <table:table-cell office:value-type="string" office:string-value="NO" table:formula="msoxl:=IF(MOD($A37,H$3)=0,&quot;SI&quot;,&quot;NO&quot;)" table:style-name="ce23">
            <text:p>NO</text:p>
          </table:table-cell>
          <table:table-cell office:value-type="string" office:string-value="SI" table:formula="msoxl:=IF(MOD($A37,I$3)=0,&quot;SI&quot;,&quot;NO&quot;)" table:style-name="ce23">
            <text:p>SI</text:p>
          </table:table-cell>
          <table:table-cell office:value-type="string" office:string-value="NO" table:formula="msoxl:=IF(MOD($A37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5" table:style-name="ce9">
            <text:p>35</text:p>
          </table:table-cell>
          <table:table-cell office:value-type="string" office:string-value="SI" table:formula="msoxl:=IF(MOD($A38,B$3)=0,&quot;SI&quot;,&quot;NO&quot;)" table:style-name="ce23">
            <text:p>SI</text:p>
          </table:table-cell>
          <table:table-cell office:value-type="string" office:string-value="NO" table:formula="msoxl:=IF(MOD($A38,C$3)=0,&quot;SI&quot;,&quot;NO&quot;)" table:style-name="ce23">
            <text:p>NO</text:p>
          </table:table-cell>
          <table:table-cell office:value-type="string" office:string-value="NO" table:formula="msoxl:=IF(MOD($A38,D$3)=0,&quot;SI&quot;,&quot;NO&quot;)" table:style-name="ce23">
            <text:p>NO</text:p>
          </table:table-cell>
          <table:table-cell office:value-type="string" office:string-value="SI" table:formula="msoxl:=IF(MOD($A38,E$3)=0,&quot;SI&quot;,&quot;NO&quot;)" table:style-name="ce23">
            <text:p>SI</text:p>
          </table:table-cell>
          <table:table-cell office:value-type="string" office:string-value="SI" table:formula="msoxl:=IF(MOD($A38,F$3)=0,&quot;SI&quot;,&quot;NO&quot;)" table:style-name="ce23">
            <text:p>SI</text:p>
          </table:table-cell>
          <table:table-cell office:value-type="string" office:string-value="NO" table:formula="msoxl:=IF(MOD($A38,G$3)=0,&quot;SI&quot;,&quot;NO&quot;)" table:style-name="ce23">
            <text:p>NO</text:p>
          </table:table-cell>
          <table:table-cell office:value-type="string" office:string-value="NO" table:formula="msoxl:=IF(MOD($A38,H$3)=0,&quot;SI&quot;,&quot;NO&quot;)" table:style-name="ce23">
            <text:p>NO</text:p>
          </table:table-cell>
          <table:table-cell office:value-type="string" office:string-value="NO" table:formula="msoxl:=IF(MOD($A38,I$3)=0,&quot;SI&quot;,&quot;NO&quot;)" table:style-name="ce23">
            <text:p>NO</text:p>
          </table:table-cell>
          <table:table-cell office:value-type="string" office:string-value="NO" table:formula="msoxl:=IF(MOD($A38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6" table:style-name="ce9">
            <text:p>36</text:p>
          </table:table-cell>
          <table:table-cell office:value-type="string" office:string-value="SI" table:formula="msoxl:=IF(MOD($A39,B$3)=0,&quot;SI&quot;,&quot;NO&quot;)" table:style-name="ce23">
            <text:p>SI</text:p>
          </table:table-cell>
          <table:table-cell office:value-type="string" office:string-value="SI" table:formula="msoxl:=IF(MOD($A39,C$3)=0,&quot;SI&quot;,&quot;NO&quot;)" table:style-name="ce23">
            <text:p>SI</text:p>
          </table:table-cell>
          <table:table-cell office:value-type="string" office:string-value="SI" table:formula="msoxl:=IF(MOD($A39,D$3)=0,&quot;SI&quot;,&quot;NO&quot;)" table:style-name="ce23">
            <text:p>SI</text:p>
          </table:table-cell>
          <table:table-cell office:value-type="string" office:string-value="NO" table:formula="msoxl:=IF(MOD($A39,E$3)=0,&quot;SI&quot;,&quot;NO&quot;)" table:style-name="ce23">
            <text:p>NO</text:p>
          </table:table-cell>
          <table:table-cell office:value-type="string" office:string-value="NO" table:formula="msoxl:=IF(MOD($A39,F$3)=0,&quot;SI&quot;,&quot;NO&quot;)" table:style-name="ce23">
            <text:p>NO</text:p>
          </table:table-cell>
          <table:table-cell office:value-type="string" office:string-value="NO" table:formula="msoxl:=IF(MOD($A39,G$3)=0,&quot;SI&quot;,&quot;NO&quot;)" table:style-name="ce23">
            <text:p>NO</text:p>
          </table:table-cell>
          <table:table-cell office:value-type="string" office:string-value="NO" table:formula="msoxl:=IF(MOD($A39,H$3)=0,&quot;SI&quot;,&quot;NO&quot;)" table:style-name="ce23">
            <text:p>NO</text:p>
          </table:table-cell>
          <table:table-cell office:value-type="string" office:string-value="NO" table:formula="msoxl:=IF(MOD($A39,I$3)=0,&quot;SI&quot;,&quot;NO&quot;)" table:style-name="ce23">
            <text:p>NO</text:p>
          </table:table-cell>
          <table:table-cell office:value-type="string" office:string-value="NO" table:formula="msoxl:=IF(MOD($A39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7" table:style-name="ce9">
            <text:p>37</text:p>
          </table:table-cell>
          <table:table-cell office:value-type="string" office:string-value="SI" table:formula="msoxl:=IF(MOD($A40,B$3)=0,&quot;SI&quot;,&quot;NO&quot;)" table:style-name="ce23">
            <text:p>SI</text:p>
          </table:table-cell>
          <table:table-cell office:value-type="string" office:string-value="NO" table:formula="msoxl:=IF(MOD($A40,C$3)=0,&quot;SI&quot;,&quot;NO&quot;)" table:style-name="ce23">
            <text:p>NO</text:p>
          </table:table-cell>
          <table:table-cell office:value-type="string" office:string-value="NO" table:formula="msoxl:=IF(MOD($A40,D$3)=0,&quot;SI&quot;,&quot;NO&quot;)" table:style-name="ce23">
            <text:p>NO</text:p>
          </table:table-cell>
          <table:table-cell office:value-type="string" office:string-value="NO" table:formula="msoxl:=IF(MOD($A40,E$3)=0,&quot;SI&quot;,&quot;NO&quot;)" table:style-name="ce23">
            <text:p>NO</text:p>
          </table:table-cell>
          <table:table-cell office:value-type="string" office:string-value="NO" table:formula="msoxl:=IF(MOD($A40,F$3)=0,&quot;SI&quot;,&quot;NO&quot;)" table:style-name="ce23">
            <text:p>NO</text:p>
          </table:table-cell>
          <table:table-cell office:value-type="string" office:string-value="NO" table:formula="msoxl:=IF(MOD($A40,G$3)=0,&quot;SI&quot;,&quot;NO&quot;)" table:style-name="ce23">
            <text:p>NO</text:p>
          </table:table-cell>
          <table:table-cell office:value-type="string" office:string-value="NO" table:formula="msoxl:=IF(MOD($A40,H$3)=0,&quot;SI&quot;,&quot;NO&quot;)" table:style-name="ce23">
            <text:p>NO</text:p>
          </table:table-cell>
          <table:table-cell office:value-type="string" office:string-value="NO" table:formula="msoxl:=IF(MOD($A40,I$3)=0,&quot;SI&quot;,&quot;NO&quot;)" table:style-name="ce23">
            <text:p>NO</text:p>
          </table:table-cell>
          <table:table-cell office:value-type="string" office:string-value="NO" table:formula="msoxl:=IF(MOD($A40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8" table:style-name="ce9">
            <text:p>38</text:p>
          </table:table-cell>
          <table:table-cell office:value-type="string" office:string-value="SI" table:formula="msoxl:=IF(MOD($A41,B$3)=0,&quot;SI&quot;,&quot;NO&quot;)" table:style-name="ce23">
            <text:p>SI</text:p>
          </table:table-cell>
          <table:table-cell office:value-type="string" office:string-value="SI" table:formula="msoxl:=IF(MOD($A41,C$3)=0,&quot;SI&quot;,&quot;NO&quot;)" table:style-name="ce23">
            <text:p>SI</text:p>
          </table:table-cell>
          <table:table-cell office:value-type="string" office:string-value="NO" table:formula="msoxl:=IF(MOD($A41,D$3)=0,&quot;SI&quot;,&quot;NO&quot;)" table:style-name="ce23">
            <text:p>NO</text:p>
          </table:table-cell>
          <table:table-cell office:value-type="string" office:string-value="NO" table:formula="msoxl:=IF(MOD($A41,E$3)=0,&quot;SI&quot;,&quot;NO&quot;)" table:style-name="ce23">
            <text:p>NO</text:p>
          </table:table-cell>
          <table:table-cell office:value-type="string" office:string-value="NO" table:formula="msoxl:=IF(MOD($A41,F$3)=0,&quot;SI&quot;,&quot;NO&quot;)" table:style-name="ce23">
            <text:p>NO</text:p>
          </table:table-cell>
          <table:table-cell office:value-type="string" office:string-value="NO" table:formula="msoxl:=IF(MOD($A41,G$3)=0,&quot;SI&quot;,&quot;NO&quot;)" table:style-name="ce23">
            <text:p>NO</text:p>
          </table:table-cell>
          <table:table-cell office:value-type="string" office:string-value="NO" table:formula="msoxl:=IF(MOD($A41,H$3)=0,&quot;SI&quot;,&quot;NO&quot;)" table:style-name="ce23">
            <text:p>NO</text:p>
          </table:table-cell>
          <table:table-cell office:value-type="string" office:string-value="NO" table:formula="msoxl:=IF(MOD($A41,I$3)=0,&quot;SI&quot;,&quot;NO&quot;)" table:style-name="ce23">
            <text:p>NO</text:p>
          </table:table-cell>
          <table:table-cell office:value-type="string" office:string-value="NO" table:formula="msoxl:=IF(MOD($A41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39" table:style-name="ce9">
            <text:p>39</text:p>
          </table:table-cell>
          <table:table-cell office:value-type="string" office:string-value="SI" table:formula="msoxl:=IF(MOD($A42,B$3)=0,&quot;SI&quot;,&quot;NO&quot;)" table:style-name="ce23">
            <text:p>SI</text:p>
          </table:table-cell>
          <table:table-cell office:value-type="string" office:string-value="NO" table:formula="msoxl:=IF(MOD($A42,C$3)=0,&quot;SI&quot;,&quot;NO&quot;)" table:style-name="ce23">
            <text:p>NO</text:p>
          </table:table-cell>
          <table:table-cell office:value-type="string" office:string-value="SI" table:formula="msoxl:=IF(MOD($A42,D$3)=0,&quot;SI&quot;,&quot;NO&quot;)" table:style-name="ce23">
            <text:p>SI</text:p>
          </table:table-cell>
          <table:table-cell office:value-type="string" office:string-value="NO" table:formula="msoxl:=IF(MOD($A42,E$3)=0,&quot;SI&quot;,&quot;NO&quot;)" table:style-name="ce23">
            <text:p>NO</text:p>
          </table:table-cell>
          <table:table-cell office:value-type="string" office:string-value="NO" table:formula="msoxl:=IF(MOD($A42,F$3)=0,&quot;SI&quot;,&quot;NO&quot;)" table:style-name="ce23">
            <text:p>NO</text:p>
          </table:table-cell>
          <table:table-cell office:value-type="string" office:string-value="NO" table:formula="msoxl:=IF(MOD($A42,G$3)=0,&quot;SI&quot;,&quot;NO&quot;)" table:style-name="ce23">
            <text:p>NO</text:p>
          </table:table-cell>
          <table:table-cell office:value-type="string" office:string-value="SI" table:formula="msoxl:=IF(MOD($A42,H$3)=0,&quot;SI&quot;,&quot;NO&quot;)" table:style-name="ce23">
            <text:p>SI</text:p>
          </table:table-cell>
          <table:table-cell office:value-type="string" office:string-value="NO" table:formula="msoxl:=IF(MOD($A42,I$3)=0,&quot;SI&quot;,&quot;NO&quot;)" table:style-name="ce23">
            <text:p>NO</text:p>
          </table:table-cell>
          <table:table-cell office:value-type="string" office:string-value="NO" table:formula="msoxl:=IF(MOD($A42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0" table:style-name="ce9">
            <text:p>40</text:p>
          </table:table-cell>
          <table:table-cell office:value-type="string" office:string-value="SI" table:formula="msoxl:=IF(MOD($A43,B$3)=0,&quot;SI&quot;,&quot;NO&quot;)" table:style-name="ce23">
            <text:p>SI</text:p>
          </table:table-cell>
          <table:table-cell office:value-type="string" office:string-value="SI" table:formula="msoxl:=IF(MOD($A43,C$3)=0,&quot;SI&quot;,&quot;NO&quot;)" table:style-name="ce23">
            <text:p>SI</text:p>
          </table:table-cell>
          <table:table-cell office:value-type="string" office:string-value="NO" table:formula="msoxl:=IF(MOD($A43,D$3)=0,&quot;SI&quot;,&quot;NO&quot;)" table:style-name="ce23">
            <text:p>NO</text:p>
          </table:table-cell>
          <table:table-cell office:value-type="string" office:string-value="SI" table:formula="msoxl:=IF(MOD($A43,E$3)=0,&quot;SI&quot;,&quot;NO&quot;)" table:style-name="ce23">
            <text:p>SI</text:p>
          </table:table-cell>
          <table:table-cell office:value-type="string" office:string-value="NO" table:formula="msoxl:=IF(MOD($A43,F$3)=0,&quot;SI&quot;,&quot;NO&quot;)" table:style-name="ce23">
            <text:p>NO</text:p>
          </table:table-cell>
          <table:table-cell office:value-type="string" office:string-value="NO" table:formula="msoxl:=IF(MOD($A43,G$3)=0,&quot;SI&quot;,&quot;NO&quot;)" table:style-name="ce23">
            <text:p>NO</text:p>
          </table:table-cell>
          <table:table-cell office:value-type="string" office:string-value="NO" table:formula="msoxl:=IF(MOD($A43,H$3)=0,&quot;SI&quot;,&quot;NO&quot;)" table:style-name="ce23">
            <text:p>NO</text:p>
          </table:table-cell>
          <table:table-cell office:value-type="string" office:string-value="NO" table:formula="msoxl:=IF(MOD($A43,I$3)=0,&quot;SI&quot;,&quot;NO&quot;)" table:style-name="ce23">
            <text:p>NO</text:p>
          </table:table-cell>
          <table:table-cell office:value-type="string" office:string-value="NO" table:formula="msoxl:=IF(MOD($A43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1" table:style-name="ce9">
            <text:p>41</text:p>
          </table:table-cell>
          <table:table-cell office:value-type="string" office:string-value="SI" table:formula="msoxl:=IF(MOD($A44,B$3)=0,&quot;SI&quot;,&quot;NO&quot;)" table:style-name="ce23">
            <text:p>SI</text:p>
          </table:table-cell>
          <table:table-cell office:value-type="string" office:string-value="NO" table:formula="msoxl:=IF(MOD($A44,C$3)=0,&quot;SI&quot;,&quot;NO&quot;)" table:style-name="ce23">
            <text:p>NO</text:p>
          </table:table-cell>
          <table:table-cell office:value-type="string" office:string-value="NO" table:formula="msoxl:=IF(MOD($A44,D$3)=0,&quot;SI&quot;,&quot;NO&quot;)" table:style-name="ce23">
            <text:p>NO</text:p>
          </table:table-cell>
          <table:table-cell office:value-type="string" office:string-value="NO" table:formula="msoxl:=IF(MOD($A44,E$3)=0,&quot;SI&quot;,&quot;NO&quot;)" table:style-name="ce23">
            <text:p>NO</text:p>
          </table:table-cell>
          <table:table-cell office:value-type="string" office:string-value="NO" table:formula="msoxl:=IF(MOD($A44,F$3)=0,&quot;SI&quot;,&quot;NO&quot;)" table:style-name="ce23">
            <text:p>NO</text:p>
          </table:table-cell>
          <table:table-cell office:value-type="string" office:string-value="NO" table:formula="msoxl:=IF(MOD($A44,G$3)=0,&quot;SI&quot;,&quot;NO&quot;)" table:style-name="ce23">
            <text:p>NO</text:p>
          </table:table-cell>
          <table:table-cell office:value-type="string" office:string-value="NO" table:formula="msoxl:=IF(MOD($A44,H$3)=0,&quot;SI&quot;,&quot;NO&quot;)" table:style-name="ce23">
            <text:p>NO</text:p>
          </table:table-cell>
          <table:table-cell office:value-type="string" office:string-value="NO" table:formula="msoxl:=IF(MOD($A44,I$3)=0,&quot;SI&quot;,&quot;NO&quot;)" table:style-name="ce23">
            <text:p>NO</text:p>
          </table:table-cell>
          <table:table-cell office:value-type="string" office:string-value="NO" table:formula="msoxl:=IF(MOD($A44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2" table:style-name="ce9">
            <text:p>42</text:p>
          </table:table-cell>
          <table:table-cell office:value-type="string" office:string-value="SI" table:formula="msoxl:=IF(MOD($A45,B$3)=0,&quot;SI&quot;,&quot;NO&quot;)" table:style-name="ce23">
            <text:p>SI</text:p>
          </table:table-cell>
          <table:table-cell office:value-type="string" office:string-value="SI" table:formula="msoxl:=IF(MOD($A45,C$3)=0,&quot;SI&quot;,&quot;NO&quot;)" table:style-name="ce23">
            <text:p>SI</text:p>
          </table:table-cell>
          <table:table-cell office:value-type="string" office:string-value="SI" table:formula="msoxl:=IF(MOD($A45,D$3)=0,&quot;SI&quot;,&quot;NO&quot;)" table:style-name="ce23">
            <text:p>SI</text:p>
          </table:table-cell>
          <table:table-cell office:value-type="string" office:string-value="NO" table:formula="msoxl:=IF(MOD($A45,E$3)=0,&quot;SI&quot;,&quot;NO&quot;)" table:style-name="ce23">
            <text:p>NO</text:p>
          </table:table-cell>
          <table:table-cell office:value-type="string" office:string-value="SI" table:formula="msoxl:=IF(MOD($A45,F$3)=0,&quot;SI&quot;,&quot;NO&quot;)" table:style-name="ce23">
            <text:p>SI</text:p>
          </table:table-cell>
          <table:table-cell office:value-type="string" office:string-value="NO" table:formula="msoxl:=IF(MOD($A45,G$3)=0,&quot;SI&quot;,&quot;NO&quot;)" table:style-name="ce23">
            <text:p>NO</text:p>
          </table:table-cell>
          <table:table-cell office:value-type="string" office:string-value="NO" table:formula="msoxl:=IF(MOD($A45,H$3)=0,&quot;SI&quot;,&quot;NO&quot;)" table:style-name="ce23">
            <text:p>NO</text:p>
          </table:table-cell>
          <table:table-cell office:value-type="string" office:string-value="NO" table:formula="msoxl:=IF(MOD($A45,I$3)=0,&quot;SI&quot;,&quot;NO&quot;)" table:style-name="ce23">
            <text:p>NO</text:p>
          </table:table-cell>
          <table:table-cell office:value-type="string" office:string-value="NO" table:formula="msoxl:=IF(MOD($A45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3" table:style-name="ce9">
            <text:p>43</text:p>
          </table:table-cell>
          <table:table-cell office:value-type="string" office:string-value="SI" table:formula="msoxl:=IF(MOD($A46,B$3)=0,&quot;SI&quot;,&quot;NO&quot;)" table:style-name="ce23">
            <text:p>SI</text:p>
          </table:table-cell>
          <table:table-cell office:value-type="string" office:string-value="NO" table:formula="msoxl:=IF(MOD($A46,C$3)=0,&quot;SI&quot;,&quot;NO&quot;)" table:style-name="ce23">
            <text:p>NO</text:p>
          </table:table-cell>
          <table:table-cell office:value-type="string" office:string-value="NO" table:formula="msoxl:=IF(MOD($A46,D$3)=0,&quot;SI&quot;,&quot;NO&quot;)" table:style-name="ce23">
            <text:p>NO</text:p>
          </table:table-cell>
          <table:table-cell office:value-type="string" office:string-value="NO" table:formula="msoxl:=IF(MOD($A46,E$3)=0,&quot;SI&quot;,&quot;NO&quot;)" table:style-name="ce23">
            <text:p>NO</text:p>
          </table:table-cell>
          <table:table-cell office:value-type="string" office:string-value="NO" table:formula="msoxl:=IF(MOD($A46,F$3)=0,&quot;SI&quot;,&quot;NO&quot;)" table:style-name="ce23">
            <text:p>NO</text:p>
          </table:table-cell>
          <table:table-cell office:value-type="string" office:string-value="NO" table:formula="msoxl:=IF(MOD($A46,G$3)=0,&quot;SI&quot;,&quot;NO&quot;)" table:style-name="ce23">
            <text:p>NO</text:p>
          </table:table-cell>
          <table:table-cell office:value-type="string" office:string-value="NO" table:formula="msoxl:=IF(MOD($A46,H$3)=0,&quot;SI&quot;,&quot;NO&quot;)" table:style-name="ce23">
            <text:p>NO</text:p>
          </table:table-cell>
          <table:table-cell office:value-type="string" office:string-value="NO" table:formula="msoxl:=IF(MOD($A46,I$3)=0,&quot;SI&quot;,&quot;NO&quot;)" table:style-name="ce23">
            <text:p>NO</text:p>
          </table:table-cell>
          <table:table-cell office:value-type="string" office:string-value="NO" table:formula="msoxl:=IF(MOD($A46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4" table:style-name="ce9">
            <text:p>44</text:p>
          </table:table-cell>
          <table:table-cell office:value-type="string" office:string-value="SI" table:formula="msoxl:=IF(MOD($A47,B$3)=0,&quot;SI&quot;,&quot;NO&quot;)" table:style-name="ce23">
            <text:p>SI</text:p>
          </table:table-cell>
          <table:table-cell office:value-type="string" office:string-value="SI" table:formula="msoxl:=IF(MOD($A47,C$3)=0,&quot;SI&quot;,&quot;NO&quot;)" table:style-name="ce23">
            <text:p>SI</text:p>
          </table:table-cell>
          <table:table-cell office:value-type="string" office:string-value="NO" table:formula="msoxl:=IF(MOD($A47,D$3)=0,&quot;SI&quot;,&quot;NO&quot;)" table:style-name="ce23">
            <text:p>NO</text:p>
          </table:table-cell>
          <table:table-cell office:value-type="string" office:string-value="NO" table:formula="msoxl:=IF(MOD($A47,E$3)=0,&quot;SI&quot;,&quot;NO&quot;)" table:style-name="ce23">
            <text:p>NO</text:p>
          </table:table-cell>
          <table:table-cell office:value-type="string" office:string-value="NO" table:formula="msoxl:=IF(MOD($A47,F$3)=0,&quot;SI&quot;,&quot;NO&quot;)" table:style-name="ce23">
            <text:p>NO</text:p>
          </table:table-cell>
          <table:table-cell office:value-type="string" office:string-value="SI" table:formula="msoxl:=IF(MOD($A47,G$3)=0,&quot;SI&quot;,&quot;NO&quot;)" table:style-name="ce23">
            <text:p>SI</text:p>
          </table:table-cell>
          <table:table-cell office:value-type="string" office:string-value="NO" table:formula="msoxl:=IF(MOD($A47,H$3)=0,&quot;SI&quot;,&quot;NO&quot;)" table:style-name="ce23">
            <text:p>NO</text:p>
          </table:table-cell>
          <table:table-cell office:value-type="string" office:string-value="NO" table:formula="msoxl:=IF(MOD($A47,I$3)=0,&quot;SI&quot;,&quot;NO&quot;)" table:style-name="ce23">
            <text:p>NO</text:p>
          </table:table-cell>
          <table:table-cell office:value-type="string" office:string-value="NO" table:formula="msoxl:=IF(MOD($A47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5" table:style-name="ce9">
            <text:p>45</text:p>
          </table:table-cell>
          <table:table-cell office:value-type="string" office:string-value="SI" table:formula="msoxl:=IF(MOD($A48,B$3)=0,&quot;SI&quot;,&quot;NO&quot;)" table:style-name="ce23">
            <text:p>SI</text:p>
          </table:table-cell>
          <table:table-cell office:value-type="string" office:string-value="NO" table:formula="msoxl:=IF(MOD($A48,C$3)=0,&quot;SI&quot;,&quot;NO&quot;)" table:style-name="ce23">
            <text:p>NO</text:p>
          </table:table-cell>
          <table:table-cell office:value-type="string" office:string-value="SI" table:formula="msoxl:=IF(MOD($A48,D$3)=0,&quot;SI&quot;,&quot;NO&quot;)" table:style-name="ce23">
            <text:p>SI</text:p>
          </table:table-cell>
          <table:table-cell office:value-type="string" office:string-value="SI" table:formula="msoxl:=IF(MOD($A48,E$3)=0,&quot;SI&quot;,&quot;NO&quot;)" table:style-name="ce23">
            <text:p>SI</text:p>
          </table:table-cell>
          <table:table-cell office:value-type="string" office:string-value="NO" table:formula="msoxl:=IF(MOD($A48,F$3)=0,&quot;SI&quot;,&quot;NO&quot;)" table:style-name="ce23">
            <text:p>NO</text:p>
          </table:table-cell>
          <table:table-cell office:value-type="string" office:string-value="NO" table:formula="msoxl:=IF(MOD($A48,G$3)=0,&quot;SI&quot;,&quot;NO&quot;)" table:style-name="ce23">
            <text:p>NO</text:p>
          </table:table-cell>
          <table:table-cell office:value-type="string" office:string-value="NO" table:formula="msoxl:=IF(MOD($A48,H$3)=0,&quot;SI&quot;,&quot;NO&quot;)" table:style-name="ce23">
            <text:p>NO</text:p>
          </table:table-cell>
          <table:table-cell office:value-type="string" office:string-value="NO" table:formula="msoxl:=IF(MOD($A48,I$3)=0,&quot;SI&quot;,&quot;NO&quot;)" table:style-name="ce23">
            <text:p>NO</text:p>
          </table:table-cell>
          <table:table-cell office:value-type="string" office:string-value="NO" table:formula="msoxl:=IF(MOD($A48,J$3)=0,&quot;SI&quot;,&quot;NO&quot;)" table:style-name="ce23">
            <text:p>NO</text:p>
          </table:table-cell>
          <table:table-cell table:number-columns-repeated="16374"/>
        </table:table-row>
        <table:table-row table:style-name="ro5">
          <table:table-cell office:value-type="float" office:value="46" table:style-name="ce9">
            <text:p>46</text:p>
          </table:table-cell>
          <table:table-cell office:value-type="string" office:string-value="SI" table:formula="msoxl:=IF(MOD($A49,B$3)=0,&quot;SI&quot;,&quot;NO&quot;)" table:style-name="ce23">
            <text:p>SI</text:p>
          </table:table-cell>
          <table:table-cell office:value-type="string" office:string-value="SI" table:formula="msoxl:=IF(MOD($A49,C$3)=0,&quot;SI&quot;,&quot;NO&quot;)" table:style-name="ce23">
            <text:p>SI</text:p>
          </table:table-cell>
          <table:table-cell office:value-type="string" office:string-value="NO" table:formula="msoxl:=IF(MOD($A49,D$3)=0,&quot;SI&quot;,&quot;NO&quot;)" table:style-name="ce23">
            <text:p>NO</text:p>
          </table:table-cell>
          <table:table-cell office:value-type="string" office:string-value="NO" table:formula="msoxl:=IF(MOD($A49,E$3)=0,&quot;SI&quot;,&quot;NO&quot;)" table:style-name="ce23">
            <text:p>NO</text:p>
          </table:table-cell>
          <table:table-cell office:value-type="string" office:string-value="NO" table:formula="msoxl:=IF(MOD($A49,F$3)=0,&quot;SI&quot;,&quot;NO&quot;)" table:style-name="ce23">
            <text:p>NO</text:p>
          </table:table-cell>
          <table:table-cell office:value-type="string" office:string-value="NO" table:formula="msoxl:=IF(MOD($A49,G$3)=0,&quot;SI&quot;,&quot;NO&quot;)" table:style-name="ce23">
            <text:p>NO</text:p>
          </table:table-cell>
          <table:table-cell office:value-type="string" office:string-value="NO" table:formula="msoxl:=IF(MOD($A49,H$3)=0,&quot;SI&quot;,&quot;NO&quot;)" table:style-name="ce23">
            <text:p>NO</text:p>
          </table:table-cell>
          <table:table-cell office:value-type="string" office:string-value="NO" table:formula="msoxl:=IF(MOD($A49,I$3)=0,&quot;SI&quot;,&quot;NO&quot;)" table:style-name="ce23">
            <text:p>NO</text:p>
          </table:table-cell>
          <table:table-cell office:value-type="string" office:string-value="SI" table:formula="msoxl:=IF(MOD($A49,J$3)=0,&quot;SI&quot;,&quot;NO&quot;)" table:style-name="ce23">
            <text:p>SI</text:p>
          </table:table-cell>
          <table:table-cell table:number-columns-repeated="16374"/>
        </table:table-row>
        <table:table-row table:style-name="ro5">
          <table:table-cell office:value-type="float" office:value="47" table:style-name="ce9">
            <text:p>47</text:p>
          </table:table-cell>
          <table:table-cell office:value-type="string" office:string-value="SI" table:formula="msoxl:=IF(MOD($A50,B$3)=0,&quot;SI&quot;,&quot;NO&quot;)" table:style-name="ce23">
            <text:p>SI</text:p>
          </table:table-cell>
          <table:table-cell office:value-type="string" office:string-value="NO" table:formula="msoxl:=IF(MOD($A50,C$3)=0,&quot;SI&quot;,&quot;NO&quot;)" table:style-name="ce23">
            <text:p>NO</text:p>
          </table:table-cell>
          <table:table-cell office:value-type="string" office:string-value="NO" table:formula="msoxl:=IF(MOD($A50,D$3)=0,&quot;SI&quot;,&quot;NO&quot;)" table:style-name="ce23">
            <text:p>NO</text:p>
          </table:table-cell>
          <table:table-cell office:value-type="string" office:string-value="NO" table:formula="msoxl:=IF(MOD($A50,E$3)=0,&quot;SI&quot;,&quot;NO&quot;)" table:style-name="ce23">
            <text:p>NO</text:p>
          </table:table-cell>
          <table:table-cell office:value-type="string" office:string-value="NO" table:formula="msoxl:=IF(MOD($A50,F$3)=0,&quot;SI&quot;,&quot;NO&quot;)" table:style-name="ce23">
            <text:p>NO</text:p>
          </table:table-cell>
          <table:table-cell office:value-type="string" office:string-value="NO" table:formula="msoxl:=IF(MOD($A50,G$3)=0,&quot;SI&quot;,&quot;NO&quot;)" table:style-name="ce23">
            <text:p>NO</text:p>
          </table:table-cell>
          <table:table-cell office:value-type="string" office:string-value="NO" table:formula="msoxl:=IF(MOD($A50,H$3)=0,&quot;SI&quot;,&quot;NO&quot;)" table:style-name="ce23">
            <text:p>NO</text:p>
          </table:table-cell>
          <table:table-cell office:value-type="string" office:string-value="NO" table:formula="msoxl:=IF(MOD($A50,I$3)=0,&quot;SI&quot;,&quot;NO&quot;)" table:style-name="ce23">
            <text:p>NO</text:p>
          </table:table-cell>
          <table:table-cell office:value-type="string" office:string-value="NO" table:formula="msoxl:=IF(MOD($A50,J$3)=0,&quot;SI&quot;,&quot;NO&quot;)" table:style-name="ce23">
            <text:p>NO</text:p>
          </table:table-cell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number-rows-repeated="1048525" table:style-name="ro1">
          <table:table-cell table:number-columns-repeated="16384"/>
        </table:table-row>
      </table:table>
      <table:table table:name="Préstamo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style-name="ce11">
            <text:p>CALCULADORA DE INTERES SIMPLE</text:p>
          </table:table-cell>
          <table:table-cell table:style-name="ce12"/>
          <table:table-cell table:number-columns-repeated="16381" table:style-name="ce1"/>
        </table:table-row>
        <table:table-row table:style-name="ro5">
          <table:table-cell/>
          <table:table-cell table:number-columns-repeated="3" table:style-name="ce1"/>
          <table:table-cell office:value-type="string" table:style-name="ce13">
            <text:p>Nº DE PAGO</text:p>
          </table:table-cell>
          <table:table-cell office:value-type="string" table:style-name="ce13">
            <text:p>PAGO MENSUAL</text:p>
          </table:table-cell>
          <table:table-cell office:value-type="string" table:style-name="ce13">
            <text:p>CAPITAL RESTANTE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14">
            <text:p>CAPITAL PRESTADO</text:p>
          </table:table-cell>
          <table:table-cell office:value-type="currency" office:value="80000" table:style-name="ce15">
            <text:p>80.000,00 €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currency" office:value="2488.8888888888887" table:style-name="ce17">
            <text:p>2.488,89 €</text:p>
          </table:table-cell>
          <table:table-cell office:value-type="currency" office:value="87111.111111111109" table:style-name="ce17">
            <text:p>87.111,11 €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14">
            <text:p>TIEMPO (AÑOS)</text:p>
          </table:table-cell>
          <table:table-cell office:value-type="float" office:value="3" table:style-name="ce18">
            <text:p>3</text:p>
          </table:table-cell>
          <table:table-cell table:style-name="ce1"/>
          <table:table-cell office:value-type="float" office:value="2" table:style-name="ce19">
            <text:p>2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84622.222222222219" table:style-name="ce20">
            <text:p>84.622,22 €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14">
            <text:p>TIPO DE INTERES</text:p>
          </table:table-cell>
          <table:table-cell office:value-type="percentage" office:value="0.04" table:style-name="ce21">
            <text:p>4,00%</text:p>
          </table:table-cell>
          <table:table-cell table:style-name="ce1"/>
          <table:table-cell office:value-type="float" office:value="3" table:style-name="ce19">
            <text:p>3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82133.333333333328" table:style-name="ce20">
            <text:p>82.133,33 €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14">
            <text:p>INTERES TOTAL</text:p>
          </table:table-cell>
          <table:table-cell office:value-type="currency" office:value="9600" table:style-name="ce15">
            <text:p>9.600,00 €</text:p>
          </table:table-cell>
          <table:table-cell table:style-name="ce1"/>
          <table:table-cell office:value-type="float" office:value="4" table:style-name="ce19">
            <text:p>4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79644.444444444438" table:style-name="ce20">
            <text:p>79.644,44 €</text:p>
          </table:table-cell>
          <table:table-cell table:style-name="ce22"/>
          <table:table-cell table:number-columns-repeated="16376"/>
        </table:table-row>
        <table:table-row table:style-name="ro5">
          <table:table-cell/>
          <table:table-cell office:value-type="string" table:style-name="ce14">
            <text:p>CAPITAL TOTAL</text:p>
          </table:table-cell>
          <table:table-cell office:value-type="currency" office:value="89600" table:style-name="ce15">
            <text:p>89.600,00 €</text:p>
          </table:table-cell>
          <table:table-cell table:style-name="ce1"/>
          <table:table-cell office:value-type="float" office:value="5" table:style-name="ce19">
            <text:p>5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77155.555555555562" table:style-name="ce20">
            <text:p>77.155,56 €</text:p>
          </table:table-cell>
          <table:table-cell table:number-columns-repeated="16377" table:style-name="ce1"/>
        </table:table-row>
        <table:table-row table:style-name="ro4">
          <table:table-cell/>
          <table:table-cell table:number-columns-repeated="3" table:style-name="ce1"/>
          <table:table-cell office:value-type="float" office:value="6" table:style-name="ce19">
            <text:p>6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74666.666666666672" table:style-name="ce20">
            <text:p>74.666,67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7" table:style-name="ce19">
            <text:p>7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72177.777777777781" table:style-name="ce20">
            <text:p>72.177,78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19">
            <text:p>8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69688.888888888891" table:style-name="ce20">
            <text:p>69.688,89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9" table:style-name="ce19">
            <text:p>9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67200" table:style-name="ce20">
            <text:p>67.200,00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0" table:style-name="ce19">
            <text:p>10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64711.111111111109" table:style-name="ce20">
            <text:p>64.711,11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1" table:style-name="ce19">
            <text:p>11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62222.222222222226" table:style-name="ce20">
            <text:p>62.222,22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2" table:style-name="ce19">
            <text:p>12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59733.333333333336" table:style-name="ce20">
            <text:p>59.733,33 €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3" table:style-name="ce19">
            <text:p>13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57244.444444444445" table:style-name="ce20">
            <text:p>57.244,44 €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14" table:style-name="ce19">
            <text:p>14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54755.555555555562" table:style-name="ce20">
            <text:p>54.755,56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5" table:style-name="ce19">
            <text:p>15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52266.666666666672" table:style-name="ce20">
            <text:p>52.266,67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6" table:style-name="ce19">
            <text:p>16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49777.777777777781" table:style-name="ce20">
            <text:p>49.777,78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7" table:style-name="ce19">
            <text:p>17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47288.888888888891" table:style-name="ce20">
            <text:p>47.288,89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8" table:style-name="ce19">
            <text:p>18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44800" table:style-name="ce20">
            <text:p>44.800,00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9" table:style-name="ce19">
            <text:p>19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42311.111111111117" table:style-name="ce20">
            <text:p>42.311,11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0" table:style-name="ce19">
            <text:p>20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39822.222222222226" table:style-name="ce20">
            <text:p>39.822,22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1" table:style-name="ce19">
            <text:p>21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37333.333333333336" table:style-name="ce20">
            <text:p>37.333,33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2" table:style-name="ce19">
            <text:p>22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34844.444444444453" table:style-name="ce20">
            <text:p>34.844,44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3" table:style-name="ce19">
            <text:p>23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32355.555555555562" table:style-name="ce20">
            <text:p>32.355,56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4" table:style-name="ce19">
            <text:p>24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29866.666666666672" table:style-name="ce20">
            <text:p>29.866,67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5" table:style-name="ce19">
            <text:p>25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27377.777777777781" table:style-name="ce20">
            <text:p>27.377,78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6" table:style-name="ce19">
            <text:p>26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24888.888888888891" table:style-name="ce20">
            <text:p>24.888,89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7" table:style-name="ce19">
            <text:p>27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22400" table:style-name="ce20">
            <text:p>22.400,00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8" table:style-name="ce19">
            <text:p>28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19911.111111111124" table:style-name="ce20">
            <text:p>19.911,11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9" table:style-name="ce19">
            <text:p>29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17422.222222222234" table:style-name="ce20">
            <text:p>17.422,22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0" table:style-name="ce19">
            <text:p>30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14933.333333333343" table:style-name="ce20">
            <text:p>14.933,33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1" table:style-name="ce19">
            <text:p>31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12444.444444444453" table:style-name="ce20">
            <text:p>12.444,44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2" table:style-name="ce19">
            <text:p>32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9955.555555555562" table:style-name="ce20">
            <text:p>9.955,56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3" table:style-name="ce19">
            <text:p>33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7466.6666666666715" table:style-name="ce20">
            <text:p>7.466,67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4" table:style-name="ce19">
            <text:p>34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4977.777777777781" table:style-name="ce20">
            <text:p>4.977,78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5" table:style-name="ce19">
            <text:p>35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2488.8888888888905" table:style-name="ce20">
            <text:p>2.488,89 €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6" table:style-name="ce19">
            <text:p>36</text:p>
          </table:table-cell>
          <table:table-cell office:value-type="currency" office:value="2488.8888888888887" table:style-name="ce20">
            <text:p>2.488,89 €</text:p>
          </table:table-cell>
          <table:table-cell office:value-type="currency" office:value="0" table:style-name="ce20">
            <text:p>0,00 €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cf1" style:family="table-cell" style:data-style-name="N0">
      <style:table-cell-properties fo:border="thin solid #000000" fo:background-color="#A9D08E"/>
    </style:style>
    <style:style style:name="cf2" style:family="table-cell" style:data-style-name="N0">
      <style:table-cell-properties fo:border="thin solid #000000" fo:background-color="#FF7C80"/>
    </style:style>
    <style:style style:name="cf3" style:family="table-cell" style:data-style-name="N0">
      <style:table-cell-properties fo:border="thin solid #000000" fo:background-color="#FF5050"/>
    </style:style>
    <style:style style:name="cf4" style:family="table-cell" style:data-style-name="N0">
      <style:table-cell-properties fo:border="thin solid #000000" fo:background-color="#C4D79B"/>
    </style:style>
    <style:style style:name="cf5" style:family="table-cell" style:data-style-name="N0">
      <style:table-cell-properties fo:border="thin solid #000000" fo:background-color="#FF505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04</meta:initial-creator>
    <dc:creator>Alumno04</dc:creator>
    <meta:creation-date>2019-03-14T10:31:16Z</meta:creation-date>
    <dc:date>2019-03-25T08:29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/>
    </style:style>
    <style:style style:family="chart" style:name="GMa1">
      <style:graphic-properties draw:fill="none" draw:stroke="solid" svg:stroke-width="0.01042in" svg:stroke-color="#f2f2f2" svg:stroke-opacity="1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7f7f7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7f7f7f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1042in" svg:stroke-color="#4472c4" svg:stroke-opacity="100%" draw:stroke-linejoin="round" draw:shadow="visible" draw:shadow-offset-x="0in" draw:shadow-offset-y="0.02083in" draw:shadow-color="#000000" draw:shadow-opacity="63%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73.74968503937pt" svg:width="419.9996850393701pt" chart:style-name="Crt0">
        <chart:title svg:x="184.7093700787402pt" svg:y="8.0pt" chart:style-name="CT00">
          <text:p text:style-name="a1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Gráficas.$C$7" chart:values-cell-range-address="Gráficas.$C$8:.$C$17" chart:class="chart:scatter" chart:attached-axis="primary-y" chart:style-name="G0S0">
            <chart:domain table:cell-range-address="Gráficas.$B$8:.$B$17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radial" draw:cx="50%" draw:cy="50%" draw:start-color="#262626" draw:end-color="#595959" draw:start-intensity="100%" draw:end-intensity="100%"/>
  </office:styles>
</office:document-styles>
</file>